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e3" style:family="table-cell" style:parent-style-name="Default" style:data-style-name="N14">
      <style:text-properties fo:color="#4A4A4A" fo:font-size="10pt" style:font-size-asian="10pt" style:font-size-complex="10pt"/>
    </style:style>
    <style:style style:name="ce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5.87375cm"/>
    </style:style>
    <style:style style:name="co8" style:family="table-column">
      <style:table-column-properties fo:break-before="auto" style:column-width="2.91041666666667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3.73062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3.65125cm"/>
    </style:style>
    <style:style style:name="co17" style:family="table-column">
      <style:table-column-properties fo:break-before="auto" style:column-width="5.52979166666667cm"/>
    </style:style>
    <style:style style:name="co18" style:family="table-column">
      <style:table-column-properties fo:break-before="auto" style:column-width="5.29166666666667cm"/>
    </style:style>
    <style:style style:name="co19" style:family="table-column">
      <style:table-column-properties fo:break-before="auto" style:column-width="4.841875cm"/>
    </style:style>
    <style:style style:name="co20" style:family="table-column">
      <style:table-column-properties fo:break-before="auto" style:column-width="3.70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iddle_Squa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office:value-type="string" table:style-name="ce1">
            <text:p>Algorithm:</text:p>
          </table:table-cell>
          <table:table-cell office:value-type="string" table:style-name="ce1">
            <text:p>Middle Square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office:value-type="string" table:style-name="ce1">
            <text:p>Monte Carlo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eed: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Standard Deviation</text:p>
          </table:table-cell>
          <table:table-cell office:value-type="string" table:style-name="ce1">
            <text:p>Range</text:p>
          </table:table-cell>
          <table:table-cell office:value-type="string" table:style-name="ce2">
            <text:p>STD DEV as Percent Range</text:p>
          </table:table-cell>
          <table:table-cell office:value-type="string" table:style-name="ce1">
            <text:p>Chi squared</text:p>
          </table:table-cell>
          <table:table-cell office:value-type="string" table:style-name="ce1">
            <text:p>Repetition</text:p>
          </table:table-cell>
          <table:table-cell table:style-name="ce1"/>
          <table:table-cell office:value-type="string" table:style-name="ce1">
            <text:p>Dart</text:p>
          </table:table-cell>
          <table:table-cell table:style-name="ce1"/>
          <table:table-cell office:value-type="string" table:style-name="ce1">
            <text:p>Stock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600 values</text:p>
          </table:table-cell>
          <table:table-cell table:number-columns-repeated="3" table:style-name="ce1"/>
          <table:table-cell table:style-name="ce2"/>
          <table:table-cell table:number-columns-repeated="3" table:style-name="ce1"/>
          <table:table-cell office:value-type="string" table:style-name="ce1">
            <text:p>estimated pi value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Serial</text:p>
          </table:table-cell>
          <table:table-cell table:style-name="ce1"/>
          <table:table-cell office:value-type="float" office:value="266811.03100000002" table:style-name="ce1">
            <text:p>266811.031</text:p>
          </table:table-cell>
          <table:table-cell office:value-type="float" office:value="998683" table:style-name="ce1">
            <text:p>998683</text:p>
          </table:table-cell>
          <table:table-cell office:value-type="float" office:value="26.72" table:style-name="ce1">
            <text:p>26.72</text:p>
          </table:table-cell>
          <table:table-cell office:value-type="float" office:value="7414.1310000000003" table:style-name="ce1">
            <text:p>7414.131</text:p>
          </table:table-cell>
          <table:table-cell office:value-type="string" table:style-name="ce1">
            <text:p>1137/1600, most repeated 1137</text:p>
          </table:table-cell>
          <table:table-cell table:style-name="ce1"/>
          <table:table-cell office:value-type="float" office:value="3.82" table:style-name="ce1">
            <text:p>3.82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6811.03100000002" table:style-name="ce1">
            <text:p>266811.031</text:p>
          </table:table-cell>
          <table:table-cell office:value-type="float" office:value="998683" table:style-name="ce1">
            <text:p>998683</text:p>
          </table:table-cell>
          <table:table-cell office:value-type="float" office:value="26.72" table:style-name="ce1">
            <text:p>26.72</text:p>
          </table:table-cell>
          <table:table-cell office:value-type="float" office:value="7414.1310000000003" table:style-name="ce1">
            <text:p>7414.131</text:p>
          </table:table-cell>
          <table:table-cell office:value-type="string" table:style-name="ce1">
            <text:p>1137/1600, most repeated 1137</text:p>
          </table:table-cell>
          <table:table-cell table:style-name="ce1"/>
          <table:table-cell office:value-type="float" office:value="3.82" table:style-name="ce1">
            <text:p>3.82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19599.46899999998" table:style-name="ce1">
            <text:p>319599.469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3196" table:style-name="ce2">
            <text:p>31.96%</text:p>
          </table:table-cell>
          <table:table-cell office:value-type="float" office:value="751.03099999999995" table:style-name="ce1">
            <text:p>751.031</text:p>
          </table:table-cell>
          <table:table-cell office:value-type="string" table:style-name="ce1">
            <text:p>607/1600, most repeated 337</text:p>
          </table:table-cell>
          <table:table-cell table:style-name="ce1"/>
          <table:table-cell office:value-type="float" office:value="3.6" table:style-name="ce1">
            <text:p>3.6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96038.21899999998" table:style-name="ce1">
            <text:p>296038.219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29609999999999997" table:style-name="ce2">
            <text:p>29.61%</text:p>
          </table:table-cell>
          <table:table-cell office:value-type="float" office:value="75.331000000000003" table:style-name="ce1">
            <text:p>75.331</text:p>
          </table:table-cell>
          <table:table-cell office:value-type="string" table:style-name="ce1">
            <text:p>48/1600, most repeated 48</text:p>
          </table:table-cell>
          <table:table-cell table:style-name="ce1"/>
          <table:table-cell office:value-type="float" office:value="3.54" table:style-name="ce1">
            <text:p>3.54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91543.31199999998" table:style-name="ce1">
            <text:p>291543.312</text:p>
          </table:table-cell>
          <table:table-cell office:value-type="float" office:value="996721" table:style-name="ce1">
            <text:p>996721</text:p>
          </table:table-cell>
          <table:table-cell office:value-type="percentage" office:value="0.29249999999999998" table:style-name="ce2">
            <text:p>29.25%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67/1600, most repeated 1</text:p>
          </table:table-cell>
          <table:table-cell table:style-name="ce1"/>
          <table:table-cell office:value-type="float" office:value="1.48" table:style-name="ce1">
            <text:p>1.48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86884.18800000002" table:style-name="ce1">
            <text:p>286884.188</text:p>
          </table:table-cell>
          <table:table-cell office:value-type="float" office:value="998224" table:style-name="ce1">
            <text:p>998224</text:p>
          </table:table-cell>
          <table:table-cell office:value-type="percentage" office:value="0.28739999999999999" table:style-name="ce2">
            <text:p>28.74%</text:p>
          </table:table-cell>
          <table:table-cell office:value-type="float" office:value="68.055999999999997" table:style-name="ce1">
            <text:p>68.056</text:p>
          </table:table-cell>
          <table:table-cell office:value-type="string" table:style-name="ce1">
            <text:p>17/1600, most repeated 17</text:p>
          </table:table-cell>
          <table:table-cell table:style-name="ce1"/>
          <table:table-cell office:value-type="float" office:value="3.5" table:style-name="ce1">
            <text:p>3.5</text:p>
          </table:table-cell>
          <table:table-cell table:number-columns-repeated="16375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">
            <text:p>2000 values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244849.766" table:style-name="ce1">
            <text:p>244849.766</text:p>
          </table:table-cell>
          <table:table-cell office:value-type="float" office:value="998683" table:style-name="ce1">
            <text:p>998683</text:p>
          </table:table-cell>
          <table:table-cell office:value-type="percentage" office:value="0.2452" table:style-name="ce2">
            <text:p>24.52%</text:p>
          </table:table-cell>
          <table:table-cell office:value-type="float" office:value="10783.705" table:style-name="ce1">
            <text:p>10783.705</text:p>
          </table:table-cell>
          <table:table-cell office:value-type="string" table:style-name="ce1">
            <text:p>1537/2000, most repeated 1537</text:p>
          </table:table-cell>
          <table:table-cell table:style-name="ce1"/>
          <table:table-cell office:value-type="float" office:value="3.91" table:style-name="ce1">
            <text:p>3.91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44849.766" table:style-name="ce1">
            <text:p>244849.766</text:p>
          </table:table-cell>
          <table:table-cell office:value-type="float" office:value="998683" table:style-name="ce1">
            <text:p>998683</text:p>
          </table:table-cell>
          <table:table-cell office:value-type="percentage" office:value="0.2452" table:style-name="ce2">
            <text:p>24.52%</text:p>
          </table:table-cell>
          <table:table-cell office:value-type="float" office:value="10783.705" table:style-name="ce1">
            <text:p>10783.705</text:p>
          </table:table-cell>
          <table:table-cell office:value-type="string" table:style-name="ce1">
            <text:p>1537/2000, most repeated 1537</text:p>
          </table:table-cell>
          <table:table-cell table:style-name="ce1"/>
          <table:table-cell office:value-type="float" office:value="3.91" table:style-name="ce1">
            <text:p>3.91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23982.125" table:style-name="ce1">
            <text:p>323982.125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32490000000000002" table:style-name="ce2">
            <text:p>32.49%</text:p>
          </table:table-cell>
          <table:table-cell office:value-type="float" office:value="2187.835" table:style-name="ce1">
            <text:p>2187.835</text:p>
          </table:table-cell>
          <table:table-cell office:value-type="string" table:style-name="ce1">
            <text:p>1007/2000, most repeated 665</text:p>
          </table:table-cell>
          <table:table-cell table:style-name="ce1"/>
          <table:table-cell office:value-type="float" office:value="3.73" table:style-name="ce1">
            <text:p>3.73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06222.125" table:style-name="ce1">
            <text:p>306222.125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30630000000000002" table:style-name="ce2">
            <text:p>30.63%</text:p>
          </table:table-cell>
          <table:table-cell office:value-type="float" office:value="284.78500000000003" table:style-name="ce1">
            <text:p>284.785</text:p>
          </table:table-cell>
          <table:table-cell office:value-type="string" table:style-name="ce1">
            <text:p>238/2000, most repeated 186</text:p>
          </table:table-cell>
          <table:table-cell table:style-name="ce1"/>
          <table:table-cell office:value-type="float" office:value="3.6019999999999999" table:style-name="ce1">
            <text:p>3.602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91349.96899999998" table:style-name="ce1">
            <text:p>291349.969</text:p>
          </table:table-cell>
          <table:table-cell office:value-type="float" office:value="996721" table:style-name="ce1">
            <text:p>996721</text:p>
          </table:table-cell>
          <table:table-cell office:value-type="percentage" office:value="0.2923" table:style-name="ce2">
            <text:p>29.23%</text:p>
          </table:table-cell>
          <table:table-cell office:value-type="float" office:value="32.340000000000003" table:style-name="ce1">
            <text:p>32.34</text:p>
          </table:table-cell>
          <table:table-cell office:value-type="string" table:style-name="ce1">
            <text:p>117/2000, most repeated 1 (indicates loop w/ period 2)</text:p>
          </table:table-cell>
          <table:table-cell table:style-name="ce1"/>
          <table:table-cell office:value-type="float" office:value="3.51" table:style-name="ce1">
            <text:p>3.5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91842.43800000002" table:style-name="ce1">
            <text:p>291842.438</text:p>
          </table:table-cell>
          <table:table-cell office:value-type="float" office:value="998224" table:style-name="ce1">
            <text:p>998224</text:p>
          </table:table-cell>
          <table:table-cell office:value-type="percentage" office:value="0.29239999999999999" table:style-name="ce2">
            <text:p>29.24%</text:p>
          </table:table-cell>
          <table:table-cell office:value-type="float" office:value="91.064999999999998" table:style-name="ce1">
            <text:p>91.065</text:p>
          </table:table-cell>
          <table:table-cell office:value-type="string" table:style-name="ce1">
            <text:p>42/2000, most repeated 42</text:p>
          </table:table-cell>
          <table:table-cell table:style-name="ce1"/>
          <table:table-cell office:value-type="float" office:value="3.544" table:style-name="ce1">
            <text:p>3.5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00 values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181612.29699999999" table:style-name="ce1">
            <text:p>181612.297</text:p>
          </table:table-cell>
          <table:table-cell office:value-type="float" office:value="998683" table:style-name="ce1">
            <text:p>998683</text:p>
          </table:table-cell>
          <table:table-cell office:value-type="percentage" office:value="0.18190000000000001" table:style-name="ce2">
            <text:p>18.19%</text:p>
          </table:table-cell>
          <table:table-cell office:value-type="float" office:value="28322.851999999999" table:style-name="ce1">
            <text:p>28322.852</text:p>
          </table:table-cell>
          <table:table-cell office:value-type="string" table:style-name="ce1">
            <text:p>3537/4000, most repeated 3537</text:p>
          </table:table-cell>
          <table:table-cell table:style-name="ce1"/>
          <table:table-cell office:value-type="float" office:value="3.9550000000000001" table:style-name="ce1">
            <text:p>3.95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1612.29699999999" table:style-name="ce1">
            <text:p>181612.297</text:p>
          </table:table-cell>
          <table:table-cell office:value-type="float" office:value="998683" table:style-name="ce1">
            <text:p>998683</text:p>
          </table:table-cell>
          <table:table-cell office:value-type="percentage" office:value="0.18190000000000001" table:style-name="ce2">
            <text:p>18.19%</text:p>
          </table:table-cell>
          <table:table-cell office:value-type="float" office:value="28322.851999999999" table:style-name="ce1">
            <text:p>28322.852</text:p>
          </table:table-cell>
          <table:table-cell office:value-type="string" table:style-name="ce1">
            <text:p>3537/4000, most repeated 3537</text:p>
          </table:table-cell>
          <table:table-cell table:style-name="ce1"/>
          <table:table-cell office:value-type="float" office:value="3.9550000000000001" table:style-name="ce1">
            <text:p>3.95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77673.375" table:style-name="ce1">
            <text:p>277673.375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2777" table:style-name="ce2">
            <text:p>27.77%</text:p>
          </table:table-cell>
          <table:table-cell office:value-type="float" office:value="16354.916999999999" table:style-name="ce1">
            <text:p>16354.917</text:p>
          </table:table-cell>
          <table:table-cell office:value-type="string" table:style-name="ce1">
            <text:p>3007/4000, most repeated 2665</text:p>
          </table:table-cell>
          <table:table-cell table:style-name="ce1"/>
          <table:table-cell office:value-type="float" office:value="3.8650000000000002" table:style-name="ce1">
            <text:p>3.8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15828.56199999998" table:style-name="ce1">
            <text:p>315828.562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31590000000000001" table:style-name="ce2">
            <text:p>31.59%</text:p>
          </table:table-cell>
          <table:table-cell office:value-type="float" office:value="7944.9679999999998" table:style-name="ce1">
            <text:p>7944.968</text:p>
          </table:table-cell>
          <table:table-cell office:value-type="string" table:style-name="ce1">
            <text:p>2204/4000, most repeated 1810</text:p>
          </table:table-cell>
          <table:table-cell table:style-name="ce1"/>
          <table:table-cell office:value-type="float" office:value="3.766" table:style-name="ce1">
            <text:p>3.766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99867.46899999998" table:style-name="ce1">
            <text:p>299867.469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2999" table:style-name="ce2">
            <text:p>29.99%</text:p>
          </table:table-cell>
          <table:table-cell office:value-type="float" office:value="254.52199999999999" table:style-name="ce1">
            <text:p>254.522</text:p>
          </table:table-cell>
          <table:table-cell office:value-type="string" table:style-name="ce1">
            <text:p>1046/4000, most repeated 186</text:p>
          </table:table-cell>
          <table:table-cell table:style-name="ce1"/>
          <table:table-cell office:value-type="float" office:value="3.58" table:style-name="ce1">
            <text:p>3.58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02464.96899999998" table:style-name="ce1">
            <text:p>302464.969</text:p>
          </table:table-cell>
          <table:table-cell office:value-type="float" office:value="998683" table:style-name="ce1">
            <text:p>998683</text:p>
          </table:table-cell>
          <table:table-cell office:value-type="percentage" office:value="0.3029" table:style-name="ce2">
            <text:p>30.29%</text:p>
          </table:table-cell>
          <table:table-cell office:value-type="float" office:value="332.988" table:style-name="ce1">
            <text:p>332.988</text:p>
          </table:table-cell>
          <table:table-cell office:value-type="string" table:style-name="ce1">
            <text:p>572/4000, most repeated 250</text:p>
          </table:table-cell>
          <table:table-cell table:style-name="ce1"/>
          <table:table-cell office:value-type="float" office:value="3.5640000000000001" table:style-name="ce1">
            <text:p>3.564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">
            <text:p>8000 values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131314.71900000001" table:style-name="ce1">
            <text:p>131314.719</text:p>
          </table:table-cell>
          <table:table-cell office:value-type="float" office:value="998683" table:style-name="ce1">
            <text:p>998683</text:p>
          </table:table-cell>
          <table:table-cell office:value-type="percentage" office:value="0.13150000000000001" table:style-name="ce2">
            <text:p>13.15%</text:p>
          </table:table-cell>
          <table:table-cell office:value-type="float" office:value="64092.425999999999" table:style-name="ce1">
            <text:p>64092.426</text:p>
          </table:table-cell>
          <table:table-cell office:value-type="string" table:style-name="ce1">
            <text:p>7537/8000, most repeated 7537</text:p>
          </table:table-cell>
          <table:table-cell table:style-name="ce1"/>
          <table:table-cell office:value-type="float" office:value="3.9775" table:style-name="ce1">
            <text:p>3.977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31314.71900000001" table:style-name="ce1">
            <text:p>131314.719</text:p>
          </table:table-cell>
          <table:table-cell office:value-type="float" office:value="998683" table:style-name="ce1">
            <text:p>998683</text:p>
          </table:table-cell>
          <table:table-cell office:value-type="percentage" office:value="0.13150000000000001" table:style-name="ce2">
            <text:p>13.15%</text:p>
          </table:table-cell>
          <table:table-cell office:value-type="float" office:value="64092.425999999999" table:style-name="ce1">
            <text:p>64092.426</text:p>
          </table:table-cell>
          <table:table-cell office:value-type="string" table:style-name="ce1">
            <text:p>7537/8000, most repeated 7537</text:p>
          </table:table-cell>
          <table:table-cell table:style-name="ce1"/>
          <table:table-cell office:value-type="float" office:value="3.9775" table:style-name="ce1">
            <text:p>3.977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1445.59400000001" table:style-name="ce1">
            <text:p>211445.594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21149999999999999" table:style-name="ce2">
            <text:p>21.15%</text:p>
          </table:table-cell>
          <table:table-cell office:value-type="float" office:value="50438.459000000003" table:style-name="ce1">
            <text:p>50438.459</text:p>
          </table:table-cell>
          <table:table-cell office:value-type="string" table:style-name="ce1">
            <text:p>7007/8000, most repeated 6665</text:p>
          </table:table-cell>
          <table:table-cell table:style-name="ce1"/>
          <table:table-cell office:value-type="float" office:value="3.9325000000000001" table:style-name="ce1">
            <text:p>3.932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57026.17199999999" table:style-name="ce1">
            <text:p>257026.172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2571" table:style-name="ce2">
            <text:p>25.71%</text:p>
          </table:table-cell>
          <table:table-cell office:value-type="float" office:value="38873.483999999997" table:style-name="ce1">
            <text:p>38873.484</text:p>
          </table:table-cell>
          <table:table-cell office:value-type="string" table:style-name="ce1">
            <text:p>6204/8000, most repeated 5810</text:p>
          </table:table-cell>
          <table:table-cell table:style-name="ce1"/>
          <table:table-cell office:value-type="float" office:value="3.883" table:style-name="ce1">
            <text:p>3.883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21227.46899999998" table:style-name="ce1">
            <text:p>321227.469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32129999999999997" table:style-name="ce2">
            <text:p>32.13%</text:p>
          </table:table-cell>
          <table:table-cell office:value-type="float" office:value="11023.915999999999" table:style-name="ce1">
            <text:p>11023.916</text:p>
          </table:table-cell>
          <table:table-cell office:value-type="string" table:style-name="ce1">
            <text:p>4597/8000, most repeated 2967</text:p>
          </table:table-cell>
          <table:table-cell table:style-name="ce1"/>
          <table:table-cell office:value-type="float" office:value="3.7244999999999999" table:style-name="ce1">
            <text:p>3.724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18919.09399999998" table:style-name="ce1">
            <text:p>318919.094</text:p>
          </table:table-cell>
          <table:table-cell office:value-type="float" office:value="999996" table:style-name="ce1">
            <text:p>999996</text:p>
          </table:table-cell>
          <table:table-cell office:value-type="percentage" office:value="0.31890000000000002" table:style-name="ce2">
            <text:p>31.89%</text:p>
          </table:table-cell>
          <table:table-cell office:value-type="float" office:value="3918.2809999999999" table:style-name="ce1">
            <text:p>3918.281</text:p>
          </table:table-cell>
          <table:table-cell office:value-type="string" table:style-name="ce1">
            <text:p>3539/8000, most repeated 1656</text:p>
          </table:table-cell>
          <table:table-cell table:style-name="ce1"/>
          <table:table-cell office:value-type="float" office:value="3.6549999999999998" table:style-name="ce1">
            <text:p>3.6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000 values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93812.922000000006" table:style-name="ce1">
            <text:p>93812.922</text:p>
          </table:table-cell>
          <table:table-cell office:value-type="float" office:value="998683" table:style-name="ce1">
            <text:p>998683</text:p>
          </table:table-cell>
          <table:table-cell office:value-type="percentage" office:value="9.3899999999999997E-2" table:style-name="ce2">
            <text:p>9.39%</text:p>
          </table:table-cell>
          <table:table-cell office:value-type="float" office:value="135977.21299999999" table:style-name="ce1">
            <text:p>135977.213</text:p>
          </table:table-cell>
          <table:table-cell office:value-type="string" table:style-name="ce1">
            <text:p>15537/16000, most repeated 15573</text:p>
          </table:table-cell>
          <table:table-cell table:style-name="ce1"/>
          <table:table-cell office:value-type="float" office:value="3.9887999999999999" table:style-name="ce1">
            <text:p>3.9888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3812.922000000006" table:style-name="ce1">
            <text:p>93812.922</text:p>
          </table:table-cell>
          <table:table-cell office:value-type="float" office:value="998683" table:style-name="ce1">
            <text:p>998683</text:p>
          </table:table-cell>
          <table:table-cell office:value-type="percentage" office:value="9.3899999999999997E-2" table:style-name="ce2">
            <text:p>9.39%</text:p>
          </table:table-cell>
          <table:table-cell office:value-type="float" office:value="135977.21299999999" table:style-name="ce1">
            <text:p>135977.213</text:p>
          </table:table-cell>
          <table:table-cell office:value-type="string" table:style-name="ce1">
            <text:p>15537/16000, most repeated 15573</text:p>
          </table:table-cell>
          <table:table-cell table:style-name="ce1"/>
          <table:table-cell office:value-type="float" office:value="3.9887999999999999" table:style-name="ce1">
            <text:p>3.9888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4578.734" table:style-name="ce1">
            <text:p>154578.734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15459999999999999" table:style-name="ce2">
            <text:p>15.46%</text:p>
          </table:table-cell>
          <table:table-cell office:value-type="float" office:value="121480.22900000001" table:style-name="ce1">
            <text:p>121480.229</text:p>
          </table:table-cell>
          <table:table-cell office:value-type="string" table:style-name="ce1">
            <text:p>15007/16000, most repeated 14665</text:p>
          </table:table-cell>
          <table:table-cell table:style-name="ce1"/>
          <table:table-cell office:value-type="float" office:value="3.9662999999999999" table:style-name="ce1">
            <text:p>3.9663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92585.734" table:style-name="ce1">
            <text:p>192585.734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19259999999999999" table:style-name="ce2">
            <text:p>19.26%</text:p>
          </table:table-cell>
          <table:table-cell office:value-type="float" office:value="108337.742" table:style-name="ce1">
            <text:p>108337.742</text:p>
          </table:table-cell>
          <table:table-cell office:value-type="string" table:style-name="ce1">
            <text:p>14204/16000, most repeated 13810</text:p>
          </table:table-cell>
          <table:table-cell table:style-name="ce1"/>
          <table:table-cell office:value-type="float" office:value="3.9415" table:style-name="ce1">
            <text:p>3.941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75020.53100000002" table:style-name="ce1">
            <text:p>275020.531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27510000000000001" table:style-name="ce2">
            <text:p>27.51%</text:p>
          </table:table-cell>
          <table:table-cell office:value-type="float" office:value="66333.297999999995" table:style-name="ce1">
            <text:p>66333.298</text:p>
          </table:table-cell>
          <table:table-cell office:value-type="string" table:style-name="ce1">
            <text:p>12597/16000, most repeated 10690</text:p>
          </table:table-cell>
          <table:table-cell table:style-name="ce1"/>
          <table:table-cell office:value-type="float" office:value="3.855" table:style-name="ce1">
            <text:p>3.85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10066.875" table:style-name="ce1">
            <text:p>310066.875</text:p>
          </table:table-cell>
          <table:table-cell office:value-type="float" office:value="999996" table:style-name="ce1">
            <text:p>999996</text:p>
          </table:table-cell>
          <table:table-cell office:value-type="percentage" office:value="0.31009999999999999" table:style-name="ce2">
            <text:p>31.01%</text:p>
          </table:table-cell>
          <table:table-cell office:value-type="float" office:value="37823.951999999997" table:style-name="ce1">
            <text:p>37823.952</text:p>
          </table:table-cell>
          <table:table-cell office:value-type="string" table:style-name="ce1">
            <text:p>11268/16000, most repeated 7934</text:p>
          </table:table-cell>
          <table:table-cell table:style-name="ce1"/>
          <table:table-cell office:value-type="float" office:value="3.7774999999999999" table:style-name="ce1">
            <text:p>3.77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000 values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66732.187999999995" table:style-name="ce1">
            <text:p>66732.188</text:p>
          </table:table-cell>
          <table:table-cell office:value-type="float" office:value="998683" table:style-name="ce1">
            <text:p>998683</text:p>
          </table:table-cell>
          <table:table-cell office:value-type="percentage" office:value="6.6799999999999998E-2" table:style-name="ce2">
            <text:p>6.68%</text:p>
          </table:table-cell>
          <table:table-cell office:value-type="float" office:value="279919.60700000002" table:style-name="ce1">
            <text:p>279919.607</text:p>
          </table:table-cell>
          <table:table-cell office:value-type="string" table:style-name="ce1">
            <text:p>31537/32000, most repeated 31537</text:p>
          </table:table-cell>
          <table:table-cell table:style-name="ce1"/>
          <table:table-cell office:value-type="float" office:value="3.9944000000000002" table:style-name="ce1">
            <text:p>3.994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6732.187999999995" table:style-name="ce1">
            <text:p>66732.188</text:p>
          </table:table-cell>
          <table:table-cell office:value-type="float" office:value="998683" table:style-name="ce1">
            <text:p>998683</text:p>
          </table:table-cell>
          <table:table-cell office:value-type="percentage" office:value="6.6799999999999998E-2" table:style-name="ce2">
            <text:p>6.68%</text:p>
          </table:table-cell>
          <table:table-cell office:value-type="float" office:value="279919.60700000002" table:style-name="ce1">
            <text:p>279919.607</text:p>
          </table:table-cell>
          <table:table-cell office:value-type="string" table:style-name="ce1">
            <text:p>31537/32000, most repeated 31537</text:p>
          </table:table-cell>
          <table:table-cell table:style-name="ce1"/>
          <table:table-cell office:value-type="float" office:value="3.9944000000000002" table:style-name="ce1">
            <text:p>3.994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1053.961" table:style-name="ce1">
            <text:p>111053.961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1111" table:style-name="ce2">
            <text:p>11.11%</text:p>
          </table:table-cell>
          <table:table-cell office:value-type="float" office:value="265001.11499999999" table:style-name="ce1">
            <text:p>265001.115</text:p>
          </table:table-cell>
          <table:table-cell office:value-type="string" table:style-name="ce1">
            <text:p>31007/32000, most repeated 30665</text:p>
          </table:table-cell>
          <table:table-cell table:style-name="ce1"/>
          <table:table-cell office:value-type="float" office:value="3.9830999999999999" table:style-name="ce1">
            <text:p>3.983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9811.53099999999" table:style-name="ce1">
            <text:p>139811.531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13980000000000001" table:style-name="ce2">
            <text:p>13.98%</text:p>
          </table:table-cell>
          <table:table-cell office:value-type="float" office:value="251069.87100000001" table:style-name="ce1">
            <text:p>251069.871</text:p>
          </table:table-cell>
          <table:table-cell office:value-type="string" table:style-name="ce1">
            <text:p>30204/32000, most repeated 29810</text:p>
          </table:table-cell>
          <table:table-cell table:style-name="ce1"/>
          <table:table-cell office:value-type="float" office:value="3.9708000000000001" table:style-name="ce1">
            <text:p>3.9708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09079.31200000001" table:style-name="ce1">
            <text:p>209079.312</text:p>
          </table:table-cell>
          <table:table-cell office:value-type="float" office:value="999864" table:style-name="ce1">
            <text:p>999864</text:p>
          </table:table-cell>
          <table:table-cell office:value-type="percentage" office:value="0.20910000000000001" table:style-name="ce2">
            <text:p>20.91%</text:p>
          </table:table-cell>
          <table:table-cell office:value-type="float" office:value="202887.649" table:style-name="ce1">
            <text:p>202887.649</text:p>
          </table:table-cell>
          <table:table-cell office:value-type="string" table:style-name="ce1">
            <text:p>28597/32000, most repeated 26690</text:p>
          </table:table-cell>
          <table:table-cell table:style-name="ce1"/>
          <table:table-cell office:value-type="float" office:value="3.9275000000000002" table:style-name="ce1">
            <text:p>3.927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52474.95300000001" table:style-name="ce1">
            <text:p>252474.953</text:p>
          </table:table-cell>
          <table:table-cell office:value-type="float" office:value="999996" table:style-name="ce1">
            <text:p>999996</text:p>
          </table:table-cell>
          <table:table-cell office:value-type="percentage" office:value="0.2525" table:style-name="ce2">
            <text:p>25.25%</text:p>
          </table:table-cell>
          <table:table-cell office:value-type="float" office:value="160213.85399999999" table:style-name="ce1">
            <text:p>160213.854</text:p>
          </table:table-cell>
          <table:table-cell office:value-type="string" table:style-name="ce1">
            <text:p>27268/32000, most repeated 23593</text:p>
          </table:table-cell>
          <table:table-cell table:style-name="ce1"/>
          <table:table-cell office:value-type="float" office:value="3.8845000000000001" table:style-name="ce1">
            <text:p>3.8845</text:p>
          </table:table-cell>
          <table:table-cell table:number-columns-repeated="16375"/>
        </table:table-row>
        <table:table-row table:number-rows-repeated="1048530" table:style-name="ro3">
          <table:table-cell table:number-columns-repeated="16384"/>
        </table:table-row>
      </table:table>
      <table:table table:name="LCG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5" table:default-cell-style-name="ce2"/>
        <table:table-column table:style-name="co15" table:default-cell-style-name="ce1"/>
        <table:table-column table:style-name="co18" table:default-cell-style-name="ce1"/>
        <table:table-column table:style-name="co15" table:number-columns-repeated="4" table:default-cell-style-name="ce1"/>
        <table:table-column table:style-name="co14" table:number-columns-repeated="16373" table:default-cell-style-name="ce1"/>
        <table:table-row table:style-name="ro1">
          <table:table-cell office:value-type="string" table:style-name="ce1">
            <text:p>Algorithm:</text:p>
          </table:table-cell>
          <table:table-cell office:value-type="string" table:style-name="ce1">
            <text:p>LCG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office:value-type="string" table:style-name="ce1">
            <text:p>Monte Carlo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eed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Standard Deviation</text:p>
          </table:table-cell>
          <table:table-cell office:value-type="string" table:style-name="ce1">
            <text:p>Range</text:p>
          </table:table-cell>
          <table:table-cell office:value-type="string" table:style-name="ce2">
            <text:p>STD Dev as % of range</text:p>
          </table:table-cell>
          <table:table-cell office:value-type="string" table:style-name="ce1">
            <text:p>Chi squared</text:p>
          </table:table-cell>
          <table:table-cell office:value-type="string" table:style-name="ce1">
            <text:p>Repetition</text:p>
          </table:table-cell>
          <table:table-cell table:style-name="ce1"/>
          <table:table-cell office:value-type="string" table:style-name="ce1">
            <text:p>Dart</text:p>
          </table:table-cell>
          <table:table-cell table:style-name="ce1"/>
          <table:table-cell office:value-type="string" table:style-name="ce1">
            <text:p>Stock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umber of Cores</text:p>
          </table:table-cell>
          <table:table-cell table:number-columns-repeated="3" table:style-name="ce1"/>
          <table:table-cell table:style-name="ce2"/>
          <table:table-cell table:number-columns-repeated="3" table:style-name="ce1"/>
          <table:table-cell office:value-type="string" table:style-name="ce1">
            <text:p>esimated pi value</text:p>
          </table:table-cell>
          <table:table-cell table:number-columns-repeated="16375" table:style-name="ce1"/>
        </table:table-row>
        <table:table-row table:style-name="ro1">
          <table:table-cell office:value-type="float" office:value="1600" table:style-name="ce1">
            <text:p>1600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624381056" table:style-name="ce1">
            <text:p>624381056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9139999999999999" table:style-name="ce2">
            <text:p>29.14%</text:p>
          </table:table-cell>
          <table:table-cell office:value-type="float" office:value="8.6440000000000001" table:style-name="ce1">
            <text:p>8.644</text:p>
          </table:table-cell>
          <table:table-cell office:value-type="string" table:style-name="ce1">
            <text:p>0/1600</text:p>
          </table:table-cell>
          <table:table-cell table:style-name="ce1"/>
          <table:table-cell office:value-type="float" office:value="3.58" table:style-name="ce1">
            <text:p>3.58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24381056" table:style-name="ce1">
            <text:p>624381056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9139999999999999" table:style-name="ce2">
            <text:p>29.14%</text:p>
          </table:table-cell>
          <table:table-cell office:value-type="float" office:value="8.6440000000000001" table:style-name="ce1">
            <text:p>8.644</text:p>
          </table:table-cell>
          <table:table-cell office:value-type="string" table:style-name="ce1">
            <text:p>0/1600</text:p>
          </table:table-cell>
          <table:table-cell table:style-name="ce1"/>
          <table:table-cell office:value-type="float" office:value="3.58" table:style-name="ce1">
            <text:p>3.58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19515008" table:style-name="ce1">
            <text:p>619515008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8920000000000001" table:style-name="ce2">
            <text:p>28.92%</text:p>
          </table:table-cell>
          <table:table-cell office:value-type="float" office:value="28.018999999999998" table:style-name="ce1">
            <text:p>28.019</text:p>
          </table:table-cell>
          <table:table-cell office:value-type="string" table:style-name="ce1">
            <text:p>783/1600, most repeated 3</text:p>
          </table:table-cell>
          <table:table-cell table:style-name="ce1"/>
          <table:table-cell office:value-type="float" office:value="1.776" table:style-name="ce1">
            <text:p>1.776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15071104" table:style-name="ce1">
            <text:p>615071104</text:p>
          </table:table-cell>
          <table:table-cell office:value-type="float" office:value="2138901248" table:style-name="ce1">
            <text:p>2138901248</text:p>
          </table:table-cell>
          <table:table-cell office:value-type="percentage" office:value="0.28760000000000002" table:style-name="ce2">
            <text:p>28.76%</text:p>
          </table:table-cell>
          <table:table-cell office:value-type="float" office:value="49.537999999999997" table:style-name="ce1">
            <text:p>49.538</text:p>
          </table:table-cell>
          <table:table-cell office:value-type="string" table:style-name="ce1">
            <text:p>1179/1600, most repeated 5</text:p>
          </table:table-cell>
          <table:table-cell table:style-name="ce1"/>
          <table:table-cell office:value-type="float" office:value="3.9039999999999999" table:style-name="ce1">
            <text:p>3.904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13452416" table:style-name="ce1">
            <text:p>613452416</text:p>
          </table:table-cell>
          <table:table-cell office:value-type="float" office:value="2138901248" table:style-name="ce1">
            <text:p>2138901248</text:p>
          </table:table-cell>
          <table:table-cell office:value-type="percentage" office:value="0.2868" table:style-name="ce2">
            <text:p>28.68%</text:p>
          </table:table-cell>
          <table:table-cell office:value-type="float" office:value="73.706000000000003" table:style-name="ce1">
            <text:p>73.706</text:p>
          </table:table-cell>
          <table:table-cell office:value-type="string" table:style-name="ce1">
            <text:p>1177/1600, most repeated 6</text:p>
          </table:table-cell>
          <table:table-cell table:style-name="ce1"/>
          <table:table-cell office:value-type="float" office:value="3.968" table:style-name="ce1">
            <text:p>3.968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10712640" table:style-name="ce1">
            <text:p>610712640</text:p>
          </table:table-cell>
          <table:table-cell office:value-type="float" office:value="2137069824" table:style-name="ce1">
            <text:p>2137069824</text:p>
          </table:table-cell>
          <table:table-cell office:value-type="percentage" office:value="0.2858" table:style-name="ce2">
            <text:p>28.58%</text:p>
          </table:table-cell>
          <table:table-cell office:value-type="float" office:value="116.744" table:style-name="ce1">
            <text:p>116.744</text:p>
          </table:table-cell>
          <table:table-cell office:value-type="string" table:style-name="ce1">
            <text:p>1382/1600, most repeated 12</text:p>
          </table:table-cell>
          <table:table-cell table:style-name="ce1"/>
          <table:table-cell office:value-type="float" office:value="3.976" table:style-name="ce1">
            <text:p>3.976</text:p>
          </table:table-cell>
          <table:table-cell table:number-columns-repeated="16375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">
            <text:p>2000 values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626770560" table:style-name="ce1">
            <text:p>626770560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9260000000000003" table:style-name="ce2">
            <text:p>29.26%</text:p>
          </table:table-cell>
          <table:table-cell office:value-type="float" office:value="6.1150000000000002" table:style-name="ce1">
            <text:p>6.115</text:p>
          </table:table-cell>
          <table:table-cell office:value-type="string" table:style-name="ce1">
            <text:p>0/2000</text:p>
          </table:table-cell>
          <table:table-cell table:style-name="ce1"/>
          <table:table-cell office:value-type="float" office:value="3.5720000000000001" table:style-name="ce1">
            <text:p>3.572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26770560" table:style-name="ce1">
            <text:p>626770560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9260000000000003" table:style-name="ce2">
            <text:p>29.26%</text:p>
          </table:table-cell>
          <table:table-cell office:value-type="float" office:value="6.1150000000000002" table:style-name="ce1">
            <text:p>6.115</text:p>
          </table:table-cell>
          <table:table-cell office:value-type="string" table:style-name="ce1">
            <text:p>0/2000</text:p>
          </table:table-cell>
          <table:table-cell table:style-name="ce1"/>
          <table:table-cell office:value-type="float" office:value="3.5720000000000001" table:style-name="ce1">
            <text:p>3.572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27751360" table:style-name="ce1">
            <text:p>627751360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9299999999999998" table:style-name="ce2">
            <text:p>29.30%</text:p>
          </table:table-cell>
          <table:table-cell office:value-type="float" office:value="24.425000000000001" table:style-name="ce1">
            <text:p>24.425</text:p>
          </table:table-cell>
          <table:table-cell office:value-type="string" table:style-name="ce1">
            <text:p>1000/2000, most repeated 3</text:p>
          </table:table-cell>
          <table:table-cell table:style-name="ce1"/>
          <table:table-cell office:value-type="float" office:value="3.7879999999999998" table:style-name="ce1">
            <text:p>3.788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22377344" table:style-name="ce1">
            <text:p>622377344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9049999999999998" table:style-name="ce2">
            <text:p>29.05%</text:p>
          </table:table-cell>
          <table:table-cell office:value-type="float" office:value="31.725000000000001" table:style-name="ce1">
            <text:p>31.725</text:p>
          </table:table-cell>
          <table:table-cell office:value-type="string" table:style-name="ce1">
            <text:p>1359/2000, most repeated 3</text:p>
          </table:table-cell>
          <table:table-cell table:style-name="ce1"/>
          <table:table-cell office:value-type="float" office:value="3.9" table:style-name="ce1">
            <text:p>3.9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26563840" table:style-name="ce1">
            <text:p>626563840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9249999999999998" table:style-name="ce2">
            <text:p>29.25%</text:p>
          </table:table-cell>
          <table:table-cell office:value-type="float" office:value="5.3949999999999996" table:style-name="ce1">
            <text:p>5.395</text:p>
          </table:table-cell>
          <table:table-cell office:value-type="string" table:style-name="ce1">
            <text:p>885/2000, most repeated 4</text:p>
          </table:table-cell>
          <table:table-cell table:style-name="ce1"/>
          <table:table-cell office:value-type="float" office:value="3.956" table:style-name="ce1">
            <text:p>3.956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12047104" table:style-name="ce1">
            <text:p>612047104</text:p>
          </table:table-cell>
          <table:table-cell office:value-type="float" office:value="2137069824" table:style-name="ce1">
            <text:p>2137069824</text:p>
          </table:table-cell>
          <table:table-cell office:value-type="percentage" office:value="0.28639999999999999" table:style-name="ce2">
            <text:p>28.64%</text:p>
          </table:table-cell>
          <table:table-cell office:value-type="float" office:value="200.67500000000001" table:style-name="ce1">
            <text:p>200.675</text:p>
          </table:table-cell>
          <table:table-cell office:value-type="string" table:style-name="ce1">
            <text:p>1792/2000, most repeated 16</text:p>
          </table:table-cell>
          <table:table-cell table:style-name="ce1"/>
          <table:table-cell office:value-type="float" office:value="3.976" table:style-name="ce1">
            <text:p>3.9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00 values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625071808" table:style-name="ce1">
            <text:p>625071808</text:p>
          </table:table-cell>
          <table:table-cell office:value-type="float" office:value="2144903168" table:style-name="ce1">
            <text:p>2144903168</text:p>
          </table:table-cell>
          <table:table-cell office:value-type="percentage" office:value="0.29139999999999999" table:style-name="ce2">
            <text:p>29.14%</text:p>
          </table:table-cell>
          <table:table-cell office:value-type="float" office:value="11.276999999999999" table:style-name="ce1">
            <text:p>11.277</text:p>
          </table:table-cell>
          <table:table-cell office:value-type="string" table:style-name="ce1">
            <text:p>1/4000, most repeated 1</text:p>
          </table:table-cell>
          <table:table-cell table:style-name="ce1"/>
          <table:table-cell office:value-type="float" office:value="3.57" table:style-name="ce1">
            <text:p>3.57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25071808" table:style-name="ce1">
            <text:p>625071808</text:p>
          </table:table-cell>
          <table:table-cell office:value-type="float" office:value="2144903168" table:style-name="ce1">
            <text:p>2144903168</text:p>
          </table:table-cell>
          <table:table-cell office:value-type="percentage" office:value="0.29139999999999999" table:style-name="ce2">
            <text:p>29.14%</text:p>
          </table:table-cell>
          <table:table-cell office:value-type="float" office:value="11.276999999999999" table:style-name="ce1">
            <text:p>11.277</text:p>
          </table:table-cell>
          <table:table-cell office:value-type="string" table:style-name="ce1">
            <text:p>1/4000, most repeated 1</text:p>
          </table:table-cell>
          <table:table-cell table:style-name="ce1"/>
          <table:table-cell office:value-type="float" office:value="3.57" table:style-name="ce1">
            <text:p>3.57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25132416" table:style-name="ce1">
            <text:p>625132416</text:p>
          </table:table-cell>
          <table:table-cell office:value-type="float" office:value="2142424064" table:style-name="ce1">
            <text:p>2142424064</text:p>
          </table:table-cell>
          <table:table-cell office:value-type="percentage" office:value="0.2918" table:style-name="ce2">
            <text:p>29.18%</text:p>
          </table:table-cell>
          <table:table-cell office:value-type="float" office:value="11.882999999999999" table:style-name="ce1">
            <text:p>11.883</text:p>
          </table:table-cell>
          <table:table-cell office:value-type="string" table:style-name="ce1">
            <text:p>1398/400, most repeated 3</text:p>
          </table:table-cell>
          <table:table-cell table:style-name="ce1"/>
          <table:table-cell office:value-type="float" office:value="1.7869999999999999" table:style-name="ce1">
            <text:p>1.787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25098816" table:style-name="ce1">
            <text:p>625098816</text:p>
          </table:table-cell>
          <table:table-cell office:value-type="float" office:value="2144286336" table:style-name="ce1">
            <text:p>2144286336</text:p>
          </table:table-cell>
          <table:table-cell office:value-type="percentage" office:value="0.29149999999999998" table:style-name="ce2">
            <text:p>29.15%</text:p>
          </table:table-cell>
          <table:table-cell office:value-type="float" office:value="13.093" table:style-name="ce1">
            <text:p>13.093</text:p>
          </table:table-cell>
          <table:table-cell office:value-type="string" table:style-name="ce1">
            <text:p>1019/4000, most repeated 3</text:p>
          </table:table-cell>
          <table:table-cell table:style-name="ce1"/>
          <table:table-cell office:value-type="float" office:value="3.8919999999999999" table:style-name="ce1">
            <text:p>3.89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26524224" table:style-name="ce1">
            <text:p>626524224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9239999999999999" table:style-name="ce2">
            <text:p>29.24%</text:p>
          </table:table-cell>
          <table:table-cell office:value-type="float" office:value="48.24" table:style-name="ce1">
            <text:p>48.24</text:p>
          </table:table-cell>
          <table:table-cell office:value-type="string" table:style-name="ce1">
            <text:p>3157/4000, most repeated 10</text:p>
          </table:table-cell>
          <table:table-cell table:style-name="ce1"/>
          <table:table-cell office:value-type="float" office:value="3.9470000000000001" table:style-name="ce1">
            <text:p>3.947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13552640" table:style-name="ce1">
            <text:p>613552640</text:p>
          </table:table-cell>
          <table:table-cell office:value-type="float" office:value="2141336576" table:style-name="ce1">
            <text:p>2141336576</text:p>
          </table:table-cell>
          <table:table-cell office:value-type="percentage" office:value="0.28649999999999998" table:style-name="ce2">
            <text:p>28.65%</text:p>
          </table:table-cell>
          <table:table-cell office:value-type="float" office:value="66.796999999999997" table:style-name="ce1">
            <text:p>66.797</text:p>
          </table:table-cell>
          <table:table-cell office:value-type="string" table:style-name="ce1">
            <text:p>3483/4000, most repeated 15</text:p>
          </table:table-cell>
          <table:table-cell table:style-name="ce1"/>
          <table:table-cell office:value-type="float" office:value="3.9740000000000002" table:style-name="ce1">
            <text:p>3.974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">
            <text:p>8000 values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617221504" table:style-name="ce1">
            <text:p>617221504</text:p>
          </table:table-cell>
          <table:table-cell office:value-type="float" office:value="2147130240" table:style-name="ce1">
            <text:p>2147130240</text:p>
          </table:table-cell>
          <table:table-cell office:value-type="percentage" office:value="0.28749999999999998" table:style-name="ce2">
            <text:p>28.75%</text:p>
          </table:table-cell>
          <table:table-cell office:value-type="float" office:value="4.6840000000000002" table:style-name="ce1">
            <text:p>4.684</text:p>
          </table:table-cell>
          <table:table-cell office:value-type="string" table:style-name="ce1">
            <text:p>3/8000, most repeated 1</text:p>
          </table:table-cell>
          <table:table-cell table:style-name="ce1"/>
          <table:table-cell office:value-type="float" office:value="3.5815000000000001" table:style-name="ce1">
            <text:p>3.581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17221504" table:style-name="ce1">
            <text:p>617221504</text:p>
          </table:table-cell>
          <table:table-cell office:value-type="float" office:value="2147130240" table:style-name="ce1">
            <text:p>2147130240</text:p>
          </table:table-cell>
          <table:table-cell office:value-type="percentage" office:value="0.28749999999999998" table:style-name="ce2">
            <text:p>28.75%</text:p>
          </table:table-cell>
          <table:table-cell office:value-type="float" office:value="4.6840000000000002" table:style-name="ce1">
            <text:p>4.684</text:p>
          </table:table-cell>
          <table:table-cell office:value-type="string" table:style-name="ce1">
            <text:p>3/8000, most repeated 1</text:p>
          </table:table-cell>
          <table:table-cell table:style-name="ce1"/>
          <table:table-cell office:value-type="float" office:value="3.5815000000000001" table:style-name="ce1">
            <text:p>3.581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20004864" table:style-name="ce1">
            <text:p>620004864</text:p>
          </table:table-cell>
          <table:table-cell office:value-type="float" office:value="2146137216" table:style-name="ce1">
            <text:p>2146137216</text:p>
          </table:table-cell>
          <table:table-cell office:value-type="percentage" office:value="0.28889999999999999" table:style-name="ce2">
            <text:p>28.89%</text:p>
          </table:table-cell>
          <table:table-cell office:value-type="float" office:value="6.4809999999999999" table:style-name="ce1">
            <text:p>6.481</text:p>
          </table:table-cell>
          <table:table-cell office:value-type="string" table:style-name="ce1">
            <text:p>1636/8000, most repeated 2</text:p>
          </table:table-cell>
          <table:table-cell table:style-name="ce1"/>
          <table:table-cell office:value-type="float" office:value="3.7925" table:style-name="ce1">
            <text:p>3.792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24938048" table:style-name="ce1">
            <text:p>624938048</text:p>
          </table:table-cell>
          <table:table-cell office:value-type="float" office:value="2142424064" table:style-name="ce1">
            <text:p>2142424064</text:p>
          </table:table-cell>
          <table:table-cell office:value-type="percentage" office:value="0.29170000000000001" table:style-name="ce2">
            <text:p>29.17%</text:p>
          </table:table-cell>
          <table:table-cell office:value-type="float" office:value="36.728999999999999" table:style-name="ce1">
            <text:p>36.729</text:p>
          </table:table-cell>
          <table:table-cell office:value-type="string" table:style-name="ce1">
            <text:p>5179/8000, most repeated 7</text:p>
          </table:table-cell>
          <table:table-cell table:style-name="ce1"/>
          <table:table-cell office:value-type="float" office:value="3.887" table:style-name="ce1">
            <text:p>3.887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29908928" table:style-name="ce1">
            <text:p>629908928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9399999999999998" table:style-name="ce2">
            <text:p>29.40%</text:p>
          </table:table-cell>
          <table:table-cell office:value-type="float" office:value="67.316000000000003" table:style-name="ce1">
            <text:p>67.316</text:p>
          </table:table-cell>
          <table:table-cell office:value-type="string" table:style-name="ce1">
            <text:p>6665/8000, most repeated 12</text:p>
          </table:table-cell>
          <table:table-cell table:style-name="ce1"/>
          <table:table-cell office:value-type="float" office:value="3.9445000000000001" table:style-name="ce1">
            <text:p>3.944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32207232" table:style-name="ce1">
            <text:p>632207232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9509999999999997" table:style-name="ce2">
            <text:p>29.51%</text:p>
          </table:table-cell>
          <table:table-cell office:value-type="float" office:value="138.37899999999999" table:style-name="ce1">
            <text:p>138.379</text:p>
          </table:table-cell>
          <table:table-cell office:value-type="string" table:style-name="ce1">
            <text:p>7122/8000, most repeated 20</text:p>
          </table:table-cell>
          <table:table-cell table:style-name="ce1"/>
          <table:table-cell office:value-type="float" office:value="3.9740000000000002" table:style-name="ce1">
            <text:p>3.9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000 values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618968640" table:style-name="ce1">
            <text:p>618968640</text:p>
          </table:table-cell>
          <table:table-cell office:value-type="float" office:value="2147192192" table:style-name="ce1">
            <text:p>2147192192</text:p>
          </table:table-cell>
          <table:table-cell office:value-type="percentage" office:value="0.2883" table:style-name="ce2">
            <text:p>28.83%</text:p>
          </table:table-cell>
          <table:table-cell office:value-type="float" office:value="3.5990000000000002" table:style-name="ce1">
            <text:p>3.599</text:p>
          </table:table-cell>
          <table:table-cell office:value-type="string" table:style-name="ce1">
            <text:p>6/16000, most repeated 1</text:p>
          </table:table-cell>
          <table:table-cell table:style-name="ce1"/>
          <table:table-cell office:value-type="float" office:value="1.5972999999999999" table:style-name="ce1">
            <text:p>1.597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18968640" table:style-name="ce1">
            <text:p>618968640</text:p>
          </table:table-cell>
          <table:table-cell office:value-type="float" office:value="2147192192" table:style-name="ce1">
            <text:p>2147192192</text:p>
          </table:table-cell>
          <table:table-cell office:value-type="percentage" office:value="0.2883" table:style-name="ce2">
            <text:p>28.83%</text:p>
          </table:table-cell>
          <table:table-cell office:value-type="float" office:value="3.5990000000000002" table:style-name="ce1">
            <text:p>3.599</text:p>
          </table:table-cell>
          <table:table-cell office:value-type="string" table:style-name="ce1">
            <text:p>6/16000, most repeated 1</text:p>
          </table:table-cell>
          <table:table-cell table:style-name="ce1"/>
          <table:table-cell office:value-type="float" office:value="1.5972999999999999" table:style-name="ce1">
            <text:p>1.5973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17498176" table:style-name="ce1">
            <text:p>617498176</text:p>
          </table:table-cell>
          <table:table-cell office:value-type="float" office:value="2147130240" table:style-name="ce1">
            <text:p>2147130240</text:p>
          </table:table-cell>
          <table:table-cell office:value-type="percentage" office:value="0.28760000000000002" table:style-name="ce2">
            <text:p>28.76%</text:p>
          </table:table-cell>
          <table:table-cell office:value-type="float" office:value="13.657999999999999" table:style-name="ce1">
            <text:p>13.658</text:p>
          </table:table-cell>
          <table:table-cell office:value-type="string" table:style-name="ce1">
            <text:p>6519/16000, most repeated 8</text:p>
          </table:table-cell>
          <table:table-cell table:style-name="ce1"/>
          <table:table-cell office:value-type="float" office:value="3.7892999999999999" table:style-name="ce1">
            <text:p>3.7893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21333248" table:style-name="ce1">
            <text:p>621333248</text:p>
          </table:table-cell>
          <table:table-cell office:value-type="float" office:value="2144903168" table:style-name="ce1">
            <text:p>2144903168</text:p>
          </table:table-cell>
          <table:table-cell office:value-type="percentage" office:value="0.28970000000000001" table:style-name="ce2">
            <text:p>28.97%</text:p>
          </table:table-cell>
          <table:table-cell office:value-type="float" office:value="22.87" table:style-name="ce1">
            <text:p>22.87</text:p>
          </table:table-cell>
          <table:table-cell office:value-type="string" table:style-name="ce1">
            <text:p>10934/16000, most repeated 7</text:p>
          </table:table-cell>
          <table:table-cell table:style-name="ce1"/>
          <table:table-cell office:value-type="float" office:value="3.8919999999999999" table:style-name="ce1">
            <text:p>3.89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26770560" table:style-name="ce1">
            <text:p>626770560</text:p>
          </table:table-cell>
          <table:table-cell office:value-type="float" office:value="2144903168" table:style-name="ce1">
            <text:p>2144903168</text:p>
          </table:table-cell>
          <table:table-cell office:value-type="percentage" office:value="0.29220000000000002" table:style-name="ce2">
            <text:p>29.22%</text:p>
          </table:table-cell>
          <table:table-cell office:value-type="float" office:value="83.046999999999997" table:style-name="ce1">
            <text:p>83.047</text:p>
          </table:table-cell>
          <table:table-cell office:value-type="string" table:style-name="ce1">
            <text:p>12410/16000, most repeated 15</text:p>
          </table:table-cell>
          <table:table-cell table:style-name="ce1"/>
          <table:table-cell office:value-type="float" office:value="3.9434999999999998" table:style-name="ce1">
            <text:p>3.943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23128640" table:style-name="ce1">
            <text:p>623128640</text:p>
          </table:table-cell>
          <table:table-cell office:value-type="float" office:value="2142344064" table:style-name="ce1">
            <text:p>2142344064</text:p>
          </table:table-cell>
          <table:table-cell office:value-type="percentage" office:value="0.29089999999999999" table:style-name="ce3">
            <text:p>29.09%</text:p>
          </table:table-cell>
          <table:table-cell office:value-type="float" office:value="93.221999999999994" table:style-name="ce1">
            <text:p>93.222</text:p>
          </table:table-cell>
          <table:table-cell office:value-type="string" table:style-name="ce1">
            <text:p>14041/16000, most repeated 27</text:p>
          </table:table-cell>
          <table:table-cell table:style-name="ce1"/>
          <table:table-cell office:value-type="float" office:value="3.9708000000000001" table:style-name="ce1">
            <text:p>3.97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000 values</text:p>
          </table:table-cell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621273152" table:style-name="ce1">
            <text:p>621273152</text:p>
          </table:table-cell>
          <table:table-cell office:value-type="float" office:value="2147260672" table:style-name="ce1">
            <text:p>2147260672</text:p>
          </table:table-cell>
          <table:table-cell office:value-type="percentage" office:value="0.2893" table:style-name="ce2">
            <text:p>28.93%</text:p>
          </table:table-cell>
          <table:table-cell office:value-type="float" office:value="6.36" table:style-name="ce1">
            <text:p>6.36</text:p>
          </table:table-cell>
          <table:table-cell office:value-type="string" table:style-name="ce1">
            <text:p>14/32000, most repeated 1</text:p>
          </table:table-cell>
          <table:table-cell table:style-name="ce1"/>
          <table:table-cell office:value-type="float" office:value="1.5933999999999999" table:style-name="ce1">
            <text:p>1.593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21273152" table:style-name="ce1">
            <text:p>621273152</text:p>
          </table:table-cell>
          <table:table-cell office:value-type="float" office:value="2147260672" table:style-name="ce1">
            <text:p>2147260672</text:p>
          </table:table-cell>
          <table:table-cell office:value-type="percentage" office:value="0.2893" table:style-name="ce2">
            <text:p>28.93%</text:p>
          </table:table-cell>
          <table:table-cell office:value-type="float" office:value="6.36" table:style-name="ce1">
            <text:p>6.36</text:p>
          </table:table-cell>
          <table:table-cell office:value-type="string" table:style-name="ce1">
            <text:p>14/32000, most repeated 1</text:p>
          </table:table-cell>
          <table:table-cell table:style-name="ce1"/>
          <table:table-cell office:value-type="float" office:value="1.5933999999999999" table:style-name="ce1">
            <text:p>1.593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21035456" table:style-name="ce1">
            <text:p>621035456</text:p>
          </table:table-cell>
          <table:table-cell office:value-type="float" office:value="2147260672" table:style-name="ce1">
            <text:p>2147260672</text:p>
          </table:table-cell>
          <table:table-cell office:value-type="percentage" office:value="0.28920000000000001" table:style-name="ce2">
            <text:p>28.92%</text:p>
          </table:table-cell>
          <table:table-cell office:value-type="float" office:value="15.603" table:style-name="ce1">
            <text:p>15.603</text:p>
          </table:table-cell>
          <table:table-cell office:value-type="string" table:style-name="ce1">
            <text:p>12704/32000, most repeated 7</text:p>
          </table:table-cell>
          <table:table-cell table:style-name="ce1"/>
          <table:table-cell office:value-type="float" office:value="1.7994000000000001" table:style-name="ce1">
            <text:p>1.799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21224768" table:style-name="ce1">
            <text:p>621224768</text:p>
          </table:table-cell>
          <table:table-cell office:value-type="float" office:value="2147130240" table:style-name="ce1">
            <text:p>2147130240</text:p>
          </table:table-cell>
          <table:table-cell office:value-type="percentage" office:value="0.2893" table:style-name="ce2">
            <text:p>28.93%</text:p>
          </table:table-cell>
          <table:table-cell office:value-type="float" office:value="37.759" table:style-name="ce1">
            <text:p>37.759</text:p>
          </table:table-cell>
          <table:table-cell office:value-type="string" table:style-name="ce1">
            <text:p>20935/32000, most repeated 15</text:p>
          </table:table-cell>
          <table:table-cell table:style-name="ce1"/>
          <table:table-cell office:value-type="float" office:value="3.8957999999999999" table:style-name="ce1">
            <text:p>3.8958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25503808" table:style-name="ce1">
            <text:p>625503808</text:p>
          </table:table-cell>
          <table:table-cell office:value-type="float" office:value="2144903168" table:style-name="ce1">
            <text:p>2144903168</text:p>
          </table:table-cell>
          <table:table-cell office:value-type="percentage" office:value="0.29160000000000003" table:style-name="ce2">
            <text:p>29.16%</text:p>
          </table:table-cell>
          <table:table-cell office:value-type="float" office:value="131.03700000000001" table:style-name="ce1">
            <text:p>131.037</text:p>
          </table:table-cell>
          <table:table-cell office:value-type="string" table:style-name="ce1">
            <text:p>27252/32000, most repeated 17</text:p>
          </table:table-cell>
          <table:table-cell table:style-name="ce1"/>
          <table:table-cell office:value-type="float" office:value="3.9455" table:style-name="ce1">
            <text:p>3.945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22436736" table:style-name="ce1">
            <text:p>622436736</text:p>
          </table:table-cell>
          <table:table-cell office:value-type="float" office:value="2144286336" table:style-name="ce1">
            <text:p>2144286336</text:p>
          </table:table-cell>
          <table:table-cell office:value-type="percentage" office:value="0.2903" table:style-name="ce2">
            <text:p>29.03%</text:p>
          </table:table-cell>
          <table:table-cell office:value-type="float" office:value="161.16499999999999" table:style-name="ce1">
            <text:p>161.165</text:p>
          </table:table-cell>
          <table:table-cell office:value-type="string" table:style-name="ce1">
            <text:p>28749/32000, most repeated 29</text:p>
          </table:table-cell>
          <table:table-cell table:style-name="ce1"/>
          <table:table-cell office:value-type="float" office:value="3.9748999999999999" table:style-name="ce1">
            <text:p>3.9749</text:p>
          </table:table-cell>
          <table:table-cell table:number-columns-repeated="16375"/>
        </table:table-row>
        <table:table-row table:number-rows-repeated="1048529" table:style-name="ro3">
          <table:table-cell table:number-columns-repeated="16384"/>
        </table:table-row>
      </table:table>
      <table:table table:name="ThreeFry" table:style-name="ta1">
        <table:table-column table:style-name="co15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2"/>
        <table:table-column table:style-name="co15" table:number-columns-repeated="5" table:default-cell-style-name="ce1"/>
        <table:table-column table:style-name="co14" table:number-columns-repeated="16373" table:default-cell-style-name="ce1"/>
        <table:table-row table:style-name="ro1">
          <table:table-cell office:value-type="string" table:style-name="ce1">
            <text:p>Algorithm:</text:p>
          </table:table-cell>
          <table:table-cell office:value-type="string" table:style-name="ce1">
            <text:p>ThreeFry</text:p>
          </table:table-cell>
          <table:table-cell table:number-columns-repeated="3" table:style-name="ce1"/>
          <table:table-cell table:style-name="ce2"/>
          <table:table-cell table:style-name="ce1"/>
          <table:table-cell office:value-type="string" table:style-name="ce1">
            <text:p>Monte Carlo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eed: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Standard Deviation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Chi squared</text:p>
          </table:table-cell>
          <table:table-cell office:value-type="string" table:style-name="ce2">
            <text:p>STD DEV as % of Range</text:p>
          </table:table-cell>
          <table:table-cell office:value-type="string" table:style-name="ce1">
            <text:p>Repetition</text:p>
          </table:table-cell>
          <table:table-cell table:style-name="ce1"/>
          <table:table-cell office:value-type="string" table:style-name="ce1">
            <text:p>Dart</text:p>
          </table:table-cell>
          <table:table-cell table:style-name="ce1"/>
          <table:table-cell office:value-type="string" table:style-name="ce1">
            <text:p>Stock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600 values</text:p>
          </table:table-cell>
          <table:table-cell table:number-columns-repeated="4" table:style-name="ce1"/>
          <table:table-cell table:style-name="ce2"/>
          <table:table-cell table:number-columns-repeated="2" table:style-name="ce1"/>
          <table:table-cell office:value-type="string" table:style-name="ce1">
            <text:p>estimated pi value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Serial</text:p>
          </table:table-cell>
          <table:table-cell table:style-name="ce1"/>
          <table:table-cell office:value-type="float" office:value="5.42831364534174E+18" table:style-name="ce1">
            <text:p>5.42831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2.006" table:style-name="ce1">
            <text:p>12.006</text:p>
          </table:table-cell>
          <table:table-cell office:value-type="percentage" office:value="0.2944" table:style-name="ce2">
            <text:p>29.44%</text:p>
          </table:table-cell>
          <table:table-cell office:value-type="string" table:style-name="ce1">
            <text:p>0/1600</text:p>
          </table:table-cell>
          <table:table-cell table:style-name="ce1"/>
          <table:table-cell office:value-type="float" office:value="3.6080000000000001" table:style-name="ce1">
            <text:p>3.608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.42831364534174E+18" table:style-name="ce1">
            <text:p>5.42831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2.006" table:style-name="ce1">
            <text:p>12.006</text:p>
          </table:table-cell>
          <table:table-cell office:value-type="percentage" office:value="0.2944" table:style-name="ce2">
            <text:p>29.44%</text:p>
          </table:table-cell>
          <table:table-cell office:value-type="string" table:style-name="ce1">
            <text:p>0/1600</text:p>
          </table:table-cell>
          <table:table-cell table:style-name="ce1"/>
          <table:table-cell office:value-type="float" office:value="3.6080000000000001" table:style-name="ce1">
            <text:p>3.608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.42831364534174E+18" table:style-name="ce1">
            <text:p>5.42831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2.006" table:style-name="ce1">
            <text:p>12.006</text:p>
          </table:table-cell>
          <table:table-cell office:value-type="percentage" office:value="0.2944" table:style-name="ce2">
            <text:p>29.44%</text:p>
          </table:table-cell>
          <table:table-cell office:value-type="string" table:style-name="ce1">
            <text:p>0/1600</text:p>
          </table:table-cell>
          <table:table-cell table:style-name="ce1"/>
          <table:table-cell office:value-type="float" office:value="3.6080000000000001" table:style-name="ce1">
            <text:p>3.608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.42831364534174E+18" table:style-name="ce1">
            <text:p>5.42831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2.006" table:style-name="ce1">
            <text:p>12.006</text:p>
          </table:table-cell>
          <table:table-cell office:value-type="percentage" office:value="0.2944" table:style-name="ce2">
            <text:p>29.44%</text:p>
          </table:table-cell>
          <table:table-cell office:value-type="string" table:style-name="ce1">
            <text:p>0/1600</text:p>
          </table:table-cell>
          <table:table-cell table:style-name="ce1"/>
          <table:table-cell office:value-type="float" office:value="3.6080000000000001" table:style-name="ce1">
            <text:p>3.608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.42831364534174E+18" table:style-name="ce1">
            <text:p>5.42831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2.006" table:style-name="ce1">
            <text:p>12.006</text:p>
          </table:table-cell>
          <table:table-cell office:value-type="percentage" office:value="0.2944" table:style-name="ce2">
            <text:p>29.44%</text:p>
          </table:table-cell>
          <table:table-cell office:value-type="string" table:style-name="ce1">
            <text:p>0/1600</text:p>
          </table:table-cell>
          <table:table-cell table:style-name="ce1"/>
          <table:table-cell office:value-type="float" office:value="3.6080000000000001" table:style-name="ce1">
            <text:p>3.608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.42831364534174E+18" table:style-name="ce1">
            <text:p>5.42831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2.006" table:style-name="ce1">
            <text:p>12.006</text:p>
          </table:table-cell>
          <table:table-cell office:value-type="percentage" office:value="0.2944" table:style-name="ce2">
            <text:p>29.44%</text:p>
          </table:table-cell>
          <table:table-cell office:value-type="string" table:style-name="ce1">
            <text:p>0/1600</text:p>
          </table:table-cell>
          <table:table-cell table:style-name="ce1"/>
          <table:table-cell office:value-type="float" office:value="3.6080000000000001" table:style-name="ce1">
            <text:p>3.608</text:p>
          </table:table-cell>
          <table:table-cell table:number-columns-repeated="16375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">
            <text:p>2000 values</text:p>
          </table:table-cell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5.4467260670604698E+18" table:style-name="ce1">
            <text:p>5.44673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6.015000000000001" table:style-name="ce1">
            <text:p>16.015</text:p>
          </table:table-cell>
          <table:table-cell office:value-type="percentage" office:value="0.2954" table:style-name="ce2">
            <text:p>29.54%</text:p>
          </table:table-cell>
          <table:table-cell office:value-type="string" table:style-name="ce1">
            <text:p>0/2000</text:p>
          </table:table-cell>
          <table:table-cell table:style-name="ce1"/>
          <table:table-cell office:value-type="float" office:value="3.5680000000000001" table:style-name="ce1">
            <text:p>3.568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.4467260670604698E+18" table:style-name="ce1">
            <text:p>5.44673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6.015000000000001" table:style-name="ce1">
            <text:p>16.015</text:p>
          </table:table-cell>
          <table:table-cell office:value-type="percentage" office:value="0.2954" table:style-name="ce2">
            <text:p>29.54%</text:p>
          </table:table-cell>
          <table:table-cell office:value-type="string" table:style-name="ce1">
            <text:p>0/2000</text:p>
          </table:table-cell>
          <table:table-cell table:style-name="ce1"/>
          <table:table-cell office:value-type="float" office:value="3.5680000000000001" table:style-name="ce1">
            <text:p>3.568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.4467260670604698E+18" table:style-name="ce1">
            <text:p>5.44673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6.015000000000001" table:style-name="ce1">
            <text:p>16.015</text:p>
          </table:table-cell>
          <table:table-cell office:value-type="percentage" office:value="0.2954" table:style-name="ce2">
            <text:p>29.54%</text:p>
          </table:table-cell>
          <table:table-cell office:value-type="string" table:style-name="ce1">
            <text:p>0/2000</text:p>
          </table:table-cell>
          <table:table-cell table:style-name="ce1"/>
          <table:table-cell office:value-type="float" office:value="3.5680000000000001" table:style-name="ce1">
            <text:p>3.568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.4467260670604698E+18" table:style-name="ce1">
            <text:p>5.44673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6.015000000000001" table:style-name="ce1">
            <text:p>16.015</text:p>
          </table:table-cell>
          <table:table-cell office:value-type="percentage" office:value="0.2954" table:style-name="ce2">
            <text:p>29.54%</text:p>
          </table:table-cell>
          <table:table-cell office:value-type="string" table:style-name="ce1">
            <text:p>0/2000</text:p>
          </table:table-cell>
          <table:table-cell table:style-name="ce1"/>
          <table:table-cell office:value-type="float" office:value="3.5680000000000001" table:style-name="ce1">
            <text:p>3.568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.4467260670604698E+18" table:style-name="ce1">
            <text:p>5.44673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6.015000000000001" table:style-name="ce1">
            <text:p>16.015</text:p>
          </table:table-cell>
          <table:table-cell office:value-type="percentage" office:value="0.2954" table:style-name="ce2">
            <text:p>29.54%</text:p>
          </table:table-cell>
          <table:table-cell office:value-type="string" table:style-name="ce1">
            <text:p>0/2000</text:p>
          </table:table-cell>
          <table:table-cell table:style-name="ce1"/>
          <table:table-cell office:value-type="float" office:value="3.5680000000000001" table:style-name="ce1">
            <text:p>3.568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.4467260670604698E+18" table:style-name="ce1">
            <text:p>5.44673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6.015000000000001" table:style-name="ce1">
            <text:p>16.015</text:p>
          </table:table-cell>
          <table:table-cell office:value-type="percentage" office:value="0.2954" table:style-name="ce2">
            <text:p>29.54%</text:p>
          </table:table-cell>
          <table:table-cell office:value-type="string" table:style-name="ce1">
            <text:p>0/2000</text:p>
          </table:table-cell>
          <table:table-cell table:style-name="ce1"/>
          <table:table-cell office:value-type="float" office:value="3.5680000000000001" table:style-name="ce1">
            <text:p>3.5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00 values</text:p>
          </table:table-cell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5.4038682033213901E+18" table:style-name="ce1">
            <text:p>5.40387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0.472" table:style-name="ce1">
            <text:p>10.472</text:p>
          </table:table-cell>
          <table:table-cell office:value-type="percentage" office:value="0.29299999999999998" table:style-name="ce2">
            <text:p>29.30%</text:p>
          </table:table-cell>
          <table:table-cell office:value-type="string" table:style-name="ce1">
            <text:p>0/4000</text:p>
          </table:table-cell>
          <table:table-cell table:style-name="ce1"/>
          <table:table-cell office:value-type="float" office:value="3.5710000000000002" table:style-name="ce1">
            <text:p>3.57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.4038682033213901E+18" table:style-name="ce1">
            <text:p>5.40387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0.472" table:style-name="ce1">
            <text:p>10.472</text:p>
          </table:table-cell>
          <table:table-cell office:value-type="percentage" office:value="0.29299999999999998" table:style-name="ce2">
            <text:p>29.30%</text:p>
          </table:table-cell>
          <table:table-cell office:value-type="string" table:style-name="ce1">
            <text:p>0/4000</text:p>
          </table:table-cell>
          <table:table-cell table:style-name="ce1"/>
          <table:table-cell office:value-type="float" office:value="3.5710000000000002" table:style-name="ce1">
            <text:p>3.57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.4038682033213901E+18" table:style-name="ce1">
            <text:p>5.40387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0.472" table:style-name="ce1">
            <text:p>10.472</text:p>
          </table:table-cell>
          <table:table-cell office:value-type="percentage" office:value="0.29299999999999998" table:style-name="ce2">
            <text:p>29.30%</text:p>
          </table:table-cell>
          <table:table-cell office:value-type="string" table:style-name="ce1">
            <text:p>0/4000</text:p>
          </table:table-cell>
          <table:table-cell table:style-name="ce1"/>
          <table:table-cell office:value-type="float" office:value="3.5710000000000002" table:style-name="ce1">
            <text:p>3.57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.4038682033213901E+18" table:style-name="ce1">
            <text:p>5.40387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0.472" table:style-name="ce1">
            <text:p>10.472</text:p>
          </table:table-cell>
          <table:table-cell office:value-type="percentage" office:value="0.29299999999999998" table:style-name="ce2">
            <text:p>29.30%</text:p>
          </table:table-cell>
          <table:table-cell office:value-type="string" table:style-name="ce1">
            <text:p>0/4000</text:p>
          </table:table-cell>
          <table:table-cell table:style-name="ce1"/>
          <table:table-cell office:value-type="float" office:value="3.5710000000000002" table:style-name="ce1">
            <text:p>3.57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.4038682033213901E+18" table:style-name="ce1">
            <text:p>5.40387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0.472" table:style-name="ce1">
            <text:p>10.472</text:p>
          </table:table-cell>
          <table:table-cell office:value-type="percentage" office:value="0.29299999999999998" table:style-name="ce2">
            <text:p>29.30%</text:p>
          </table:table-cell>
          <table:table-cell office:value-type="string" table:style-name="ce1">
            <text:p>0/4000</text:p>
          </table:table-cell>
          <table:table-cell table:style-name="ce1"/>
          <table:table-cell office:value-type="float" office:value="3.5710000000000002" table:style-name="ce1">
            <text:p>3.57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.4038682033213901E+18" table:style-name="ce1">
            <text:p>5.40387E+18</text:p>
          </table:table-cell>
          <table:table-cell office:value-type="float" office:value="1.84414015467102E+19" table:style-name="ce1">
            <text:p>1.84414E+19</text:p>
          </table:table-cell>
          <table:table-cell office:value-type="float" office:value="10.472" table:style-name="ce1">
            <text:p>10.472</text:p>
          </table:table-cell>
          <table:table-cell office:value-type="percentage" office:value="0.29299999999999998" table:style-name="ce2">
            <text:p>29.30%</text:p>
          </table:table-cell>
          <table:table-cell office:value-type="string" table:style-name="ce1">
            <text:p>0/4000</text:p>
          </table:table-cell>
          <table:table-cell table:style-name="ce1"/>
          <table:table-cell office:value-type="float" office:value="3.5710000000000002" table:style-name="ce1">
            <text:p>3.571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">
            <text:p>8000 values</text:p>
          </table:table-cell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5.3772869599640904E+18" table:style-name="ce1">
            <text:p>5.37729E+18</text:p>
          </table:table-cell>
          <table:table-cell office:value-type="float" office:value="1.8441636842198499E+19" table:style-name="ce1">
            <text:p>1.84416E+19</text:p>
          </table:table-cell>
          <table:table-cell office:value-type="float" office:value="12.183999999999999" table:style-name="ce1">
            <text:p>12.184</text:p>
          </table:table-cell>
          <table:table-cell office:value-type="float" office:value="29.16" table:style-name="ce1">
            <text:p>29.16</text:p>
          </table:table-cell>
          <table:table-cell office:value-type="string" table:style-name="ce1">
            <text:p>1/8000</text:p>
          </table:table-cell>
          <table:table-cell table:style-name="ce1"/>
          <table:table-cell office:value-type="float" office:value="3.585" table:style-name="ce1">
            <text:p>3.58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.3772869599640904E+18" table:style-name="ce1">
            <text:p>5.37729E+18</text:p>
          </table:table-cell>
          <table:table-cell office:value-type="float" office:value="1.8441636842198499E+19" table:style-name="ce1">
            <text:p>1.84416E+19</text:p>
          </table:table-cell>
          <table:table-cell office:value-type="float" office:value="12.183999999999999" table:style-name="ce1">
            <text:p>12.184</text:p>
          </table:table-cell>
          <table:table-cell office:value-type="float" office:value="29.16" table:style-name="ce1">
            <text:p>29.16</text:p>
          </table:table-cell>
          <table:table-cell office:value-type="string" table:style-name="ce1">
            <text:p>1/8000</text:p>
          </table:table-cell>
          <table:table-cell table:style-name="ce1"/>
          <table:table-cell office:value-type="float" office:value="3.585" table:style-name="ce1">
            <text:p>3.58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.3772869599640904E+18" table:style-name="ce1">
            <text:p>5.37729E+18</text:p>
          </table:table-cell>
          <table:table-cell office:value-type="float" office:value="1.8441636842198499E+19" table:style-name="ce1">
            <text:p>1.84416E+19</text:p>
          </table:table-cell>
          <table:table-cell office:value-type="float" office:value="12.183999999999999" table:style-name="ce1">
            <text:p>12.184</text:p>
          </table:table-cell>
          <table:table-cell office:value-type="float" office:value="29.16" table:style-name="ce1">
            <text:p>29.16</text:p>
          </table:table-cell>
          <table:table-cell office:value-type="string" table:style-name="ce1">
            <text:p>1/8000</text:p>
          </table:table-cell>
          <table:table-cell table:style-name="ce1"/>
          <table:table-cell office:value-type="float" office:value="3.585" table:style-name="ce1">
            <text:p>3.58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.3772869599640904E+18" table:style-name="ce1">
            <text:p>5.37729E+18</text:p>
          </table:table-cell>
          <table:table-cell office:value-type="float" office:value="1.8441636842198499E+19" table:style-name="ce1">
            <text:p>1.84416E+19</text:p>
          </table:table-cell>
          <table:table-cell office:value-type="float" office:value="12.183999999999999" table:style-name="ce1">
            <text:p>12.184</text:p>
          </table:table-cell>
          <table:table-cell office:value-type="float" office:value="29.16" table:style-name="ce1">
            <text:p>29.16</text:p>
          </table:table-cell>
          <table:table-cell office:value-type="string" table:style-name="ce1">
            <text:p>1/8000</text:p>
          </table:table-cell>
          <table:table-cell table:style-name="ce1"/>
          <table:table-cell office:value-type="float" office:value="3.585" table:style-name="ce1">
            <text:p>3.58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.3772869599640904E+18" table:style-name="ce1">
            <text:p>5.37729E+18</text:p>
          </table:table-cell>
          <table:table-cell office:value-type="float" office:value="1.8441636842198499E+19" table:style-name="ce1">
            <text:p>1.84416E+19</text:p>
          </table:table-cell>
          <table:table-cell office:value-type="float" office:value="12.183999999999999" table:style-name="ce1">
            <text:p>12.184</text:p>
          </table:table-cell>
          <table:table-cell office:value-type="float" office:value="29.16" table:style-name="ce1">
            <text:p>29.16</text:p>
          </table:table-cell>
          <table:table-cell office:value-type="string" table:style-name="ce1">
            <text:p>1/8000</text:p>
          </table:table-cell>
          <table:table-cell table:style-name="ce1"/>
          <table:table-cell office:value-type="float" office:value="3.585" table:style-name="ce1">
            <text:p>3.58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.3772869599640904E+18" table:style-name="ce1">
            <text:p>5.37729E+18</text:p>
          </table:table-cell>
          <table:table-cell office:value-type="float" office:value="1.8441636842198499E+19" table:style-name="ce1">
            <text:p>1.84416E+19</text:p>
          </table:table-cell>
          <table:table-cell office:value-type="float" office:value="12.183999999999999" table:style-name="ce1">
            <text:p>12.184</text:p>
          </table:table-cell>
          <table:table-cell office:value-type="float" office:value="29.16" table:style-name="ce1">
            <text:p>29.16</text:p>
          </table:table-cell>
          <table:table-cell office:value-type="string" table:style-name="ce1">
            <text:p>1/8000</text:p>
          </table:table-cell>
          <table:table-cell table:style-name="ce1"/>
          <table:table-cell office:value-type="float" office:value="3.585" table:style-name="ce1">
            <text:p>3.5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000 Values</text:p>
          </table:table-cell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5.3670631510932204E+18" table:style-name="ce1">
            <text:p>5.36706E+18</text:p>
          </table:table-cell>
          <table:table-cell office:value-type="float" office:value="1.84451739711051E+19" table:style-name="ce1">
            <text:p>1.84452E+19</text:p>
          </table:table-cell>
          <table:table-cell office:value-type="float" office:value="9.8030000000000008" table:style-name="ce1">
            <text:p>9.803</text:p>
          </table:table-cell>
          <table:table-cell office:value-type="percentage" office:value="0.29099999999999998" table:style-name="ce2">
            <text:p>29.10%</text:p>
          </table:table-cell>
          <table:table-cell office:value-type="string" table:style-name="ce1">
            <text:p>5/16000</text:p>
          </table:table-cell>
          <table:table-cell table:style-name="ce1"/>
          <table:table-cell office:value-type="float" office:value="3.5792999999999999" table:style-name="ce1">
            <text:p>3.579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.3670631510932204E+18" table:style-name="ce1">
            <text:p>5.36706E+18</text:p>
          </table:table-cell>
          <table:table-cell office:value-type="float" office:value="1.84451739711051E+19" table:style-name="ce1">
            <text:p>1.84452E+19</text:p>
          </table:table-cell>
          <table:table-cell office:value-type="float" office:value="9.8030000000000008" table:style-name="ce1">
            <text:p>9.803</text:p>
          </table:table-cell>
          <table:table-cell office:value-type="percentage" office:value="0.29099999999999998" table:style-name="ce2">
            <text:p>29.10%</text:p>
          </table:table-cell>
          <table:table-cell office:value-type="string" table:style-name="ce1">
            <text:p>5/16000</text:p>
          </table:table-cell>
          <table:table-cell table:style-name="ce1"/>
          <table:table-cell office:value-type="float" office:value="3.5792999999999999" table:style-name="ce1">
            <text:p>3.5793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.3670631510932204E+18" table:style-name="ce1">
            <text:p>5.36706E+18</text:p>
          </table:table-cell>
          <table:table-cell office:value-type="float" office:value="1.84451739711051E+19" table:style-name="ce1">
            <text:p>1.84452E+19</text:p>
          </table:table-cell>
          <table:table-cell office:value-type="float" office:value="9.8030000000000008" table:style-name="ce1">
            <text:p>9.803</text:p>
          </table:table-cell>
          <table:table-cell office:value-type="percentage" office:value="0.29099999999999998" table:style-name="ce2">
            <text:p>29.10%</text:p>
          </table:table-cell>
          <table:table-cell office:value-type="string" table:style-name="ce1">
            <text:p>5/16000</text:p>
          </table:table-cell>
          <table:table-cell table:style-name="ce1"/>
          <table:table-cell office:value-type="float" office:value="3.5792999999999999" table:style-name="ce1">
            <text:p>3.5793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.3670631510932204E+18" table:style-name="ce1">
            <text:p>5.36706E+18</text:p>
          </table:table-cell>
          <table:table-cell office:value-type="float" office:value="1.84451739711051E+19" table:style-name="ce1">
            <text:p>1.84452E+19</text:p>
          </table:table-cell>
          <table:table-cell office:value-type="float" office:value="9.8030000000000008" table:style-name="ce1">
            <text:p>9.803</text:p>
          </table:table-cell>
          <table:table-cell office:value-type="percentage" office:value="0.29099999999999998" table:style-name="ce2">
            <text:p>29.10%</text:p>
          </table:table-cell>
          <table:table-cell office:value-type="string" table:style-name="ce1">
            <text:p>5/16000</text:p>
          </table:table-cell>
          <table:table-cell table:style-name="ce1"/>
          <table:table-cell office:value-type="float" office:value="3.5792999999999999" table:style-name="ce1">
            <text:p>3.5793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.3670631510932204E+18" table:style-name="ce1">
            <text:p>5.36706E+18</text:p>
          </table:table-cell>
          <table:table-cell office:value-type="float" office:value="1.84451739711051E+19" table:style-name="ce1">
            <text:p>1.84452E+19</text:p>
          </table:table-cell>
          <table:table-cell office:value-type="float" office:value="9.8030000000000008" table:style-name="ce1">
            <text:p>9.803</text:p>
          </table:table-cell>
          <table:table-cell office:value-type="percentage" office:value="0.29099999999999998" table:style-name="ce2">
            <text:p>29.10%</text:p>
          </table:table-cell>
          <table:table-cell office:value-type="string" table:style-name="ce1">
            <text:p>5/16000</text:p>
          </table:table-cell>
          <table:table-cell table:style-name="ce1"/>
          <table:table-cell office:value-type="float" office:value="3.5792999999999999" table:style-name="ce1">
            <text:p>3.5793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.3670631510932204E+18" table:style-name="ce1">
            <text:p>5.36706E+18</text:p>
          </table:table-cell>
          <table:table-cell office:value-type="float" office:value="1.84451739711051E+19" table:style-name="ce1">
            <text:p>1.84452E+19</text:p>
          </table:table-cell>
          <table:table-cell office:value-type="float" office:value="9.8030000000000008" table:style-name="ce1">
            <text:p>9.803</text:p>
          </table:table-cell>
          <table:table-cell office:value-type="percentage" office:value="0.29099999999999998" table:style-name="ce2">
            <text:p>29.10%</text:p>
          </table:table-cell>
          <table:table-cell office:value-type="string" table:style-name="ce1">
            <text:p>5/16000</text:p>
          </table:table-cell>
          <table:table-cell table:style-name="ce1"/>
          <table:table-cell office:value-type="float" office:value="3.5792999999999999" table:style-name="ce1">
            <text:p>3.57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000 values</text:p>
          </table:table-cell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Serial</text:p>
          </table:table-cell>
          <table:table-cell table:style-name="ce1"/>
          <table:table-cell office:value-type="float" office:value="5.35334564402509E+18" table:style-name="ce1">
            <text:p>5.35335E+18</text:p>
          </table:table-cell>
          <table:table-cell office:value-type="float" office:value="1.84459293355934E+19" table:style-name="ce1">
            <text:p>1.84459E+19</text:p>
          </table:table-cell>
          <table:table-cell office:value-type="float" office:value="7.0469999999999997" table:style-name="ce1">
            <text:p>7.047</text:p>
          </table:table-cell>
          <table:table-cell office:value-type="percentage" office:value="0.29020000000000001" table:style-name="ce2">
            <text:p>29.02%</text:p>
          </table:table-cell>
          <table:table-cell office:value-type="string" table:style-name="ce1">
            <text:p>16/32000</text:p>
          </table:table-cell>
          <table:table-cell table:style-name="ce1"/>
          <table:table-cell office:value-type="float" office:value="3.5686" table:style-name="ce1">
            <text:p>3.568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.35334564402509E+18" table:style-name="ce1">
            <text:p>5.35335E+18</text:p>
          </table:table-cell>
          <table:table-cell office:value-type="float" office:value="1.84459293355934E+19" table:style-name="ce1">
            <text:p>1.84459E+19</text:p>
          </table:table-cell>
          <table:table-cell office:value-type="float" office:value="7.0469999999999997" table:style-name="ce1">
            <text:p>7.047</text:p>
          </table:table-cell>
          <table:table-cell office:value-type="percentage" office:value="0.29020000000000001" table:style-name="ce2">
            <text:p>29.02%</text:p>
          </table:table-cell>
          <table:table-cell office:value-type="string" table:style-name="ce1">
            <text:p>16/32000</text:p>
          </table:table-cell>
          <table:table-cell table:style-name="ce1"/>
          <table:table-cell office:value-type="float" office:value="3.5686" table:style-name="ce1">
            <text:p>3.5686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.35334564402509E+18" table:style-name="ce1">
            <text:p>5.35335E+18</text:p>
          </table:table-cell>
          <table:table-cell office:value-type="float" office:value="1.84459293355934E+19" table:style-name="ce1">
            <text:p>1.84459E+19</text:p>
          </table:table-cell>
          <table:table-cell office:value-type="float" office:value="7.0469999999999997" table:style-name="ce1">
            <text:p>7.047</text:p>
          </table:table-cell>
          <table:table-cell office:value-type="percentage" office:value="0.29020000000000001" table:style-name="ce2">
            <text:p>29.02%</text:p>
          </table:table-cell>
          <table:table-cell office:value-type="string" table:style-name="ce1">
            <text:p>16/32000</text:p>
          </table:table-cell>
          <table:table-cell table:style-name="ce1"/>
          <table:table-cell office:value-type="float" office:value="3.5686" table:style-name="ce1">
            <text:p>3.5686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.35334564402509E+18" table:style-name="ce1">
            <text:p>5.35335E+18</text:p>
          </table:table-cell>
          <table:table-cell office:value-type="float" office:value="1.84459293355934E+19" table:style-name="ce1">
            <text:p>1.84459E+19</text:p>
          </table:table-cell>
          <table:table-cell office:value-type="float" office:value="7.0469999999999997" table:style-name="ce1">
            <text:p>7.047</text:p>
          </table:table-cell>
          <table:table-cell office:value-type="percentage" office:value="0.29020000000000001" table:style-name="ce2">
            <text:p>29.02%</text:p>
          </table:table-cell>
          <table:table-cell office:value-type="string" table:style-name="ce1">
            <text:p>16/32000</text:p>
          </table:table-cell>
          <table:table-cell table:style-name="ce1"/>
          <table:table-cell office:value-type="float" office:value="3.5686" table:style-name="ce1">
            <text:p>3.5686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.35334564402509E+18" table:style-name="ce1">
            <text:p>5.35335E+18</text:p>
          </table:table-cell>
          <table:table-cell office:value-type="float" office:value="1.84459293355934E+19" table:style-name="ce1">
            <text:p>1.84459E+19</text:p>
          </table:table-cell>
          <table:table-cell office:value-type="float" office:value="7.0469999999999997" table:style-name="ce1">
            <text:p>7.047</text:p>
          </table:table-cell>
          <table:table-cell office:value-type="percentage" office:value="0.29020000000000001" table:style-name="ce2">
            <text:p>29.02%</text:p>
          </table:table-cell>
          <table:table-cell office:value-type="string" table:style-name="ce1">
            <text:p>16/32000</text:p>
          </table:table-cell>
          <table:table-cell table:style-name="ce1"/>
          <table:table-cell office:value-type="float" office:value="3.5686" table:style-name="ce1">
            <text:p>3.5686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.35334564402509E+18" table:style-name="ce1">
            <text:p>5.35335E+18</text:p>
          </table:table-cell>
          <table:table-cell office:value-type="float" office:value="1.84459293355934E+19" table:style-name="ce1">
            <text:p>1.84459E+19</text:p>
          </table:table-cell>
          <table:table-cell office:value-type="float" office:value="7.0469999999999997" table:style-name="ce1">
            <text:p>7.047</text:p>
          </table:table-cell>
          <table:table-cell office:value-type="percentage" office:value="0.29020000000000001" table:style-name="ce2">
            <text:p>29.02%</text:p>
          </table:table-cell>
          <table:table-cell office:value-type="string" table:style-name="ce1">
            <text:p>16/32000</text:p>
          </table:table-cell>
          <table:table-cell table:style-name="ce1"/>
          <table:table-cell office:value-type="float" office:value="3.5686" table:style-name="ce1">
            <text:p>3.5686</text:p>
          </table:table-cell>
          <table:table-cell table:number-columns-repeated="16375"/>
        </table:table-row>
        <table:table-row table:number-rows-repeated="1048530" table:style-name="ro3">
          <table:table-cell table:number-columns-repeated="16384"/>
        </table:table-row>
      </table:table>
      <table:table table:name="Timing_Tests" table:style-name="ta1">
        <table:table-column table:style-name="co15" table:number-columns-repeated="14" table:default-cell-style-name="ce1"/>
        <table:table-column table:style-name="co14" table:number-columns-repeated="16370" table:default-cell-style-name="ce1"/>
        <table:table-row table:style-name="ro4">
          <table:table-cell office:value-type="string" table:style-name="ce4">
            <text:p>TIMING TESTS</text:p>
          </table:table-cell>
          <table:table-cell table:style-name="ce5"/>
          <table:table-cell table:number-columns-repeated="7" table:style-name="ce6"/>
          <table:table-cell table:number-columns-repeated="16375" table:style-name="ce1"/>
        </table:table-row>
        <table:table-row table:style-name="ro4">
          <table:table-cell table:style-name="ce1"/>
          <table:table-cell table:style-name="ce4"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Time in Seconds</text:p>
          </table:table-cell>
          <table:table-cell table:number-columns-repeated="6" table:style-name="ce1"/>
          <table:table-cell office:value-type="string" table:style-name="ce7">
            <text:p>Calculating Speedup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5">
            <text:p>Algorithm (Seed:#)</text:p>
          </table:table-cell>
          <table:table-cell office:value-type="string" table:style-name="ce5">
            <text:p>Number of Values</text:p>
          </table:table-cell>
          <table:table-cell office:value-type="string" table:style-name="ce5">
            <text:p>Time | Serial</text:p>
          </table:table-cell>
          <table:table-cell office:value-type="string" table:style-name="ce5">
            <text:p>Time | 1 Core</text:p>
          </table:table-cell>
          <table:table-cell office:value-type="string" table:style-name="ce5">
            <text:p>Time | 2 Cores</text:p>
          </table:table-cell>
          <table:table-cell office:value-type="string" table:style-name="ce5">
            <text:p>Time| <text:s/>4 Cores</text:p>
          </table:table-cell>
          <table:table-cell office:value-type="string" table:style-name="ce5">
            <text:p>Time | 8 Cores</text:p>
          </table:table-cell>
          <table:table-cell office:value-type="string" table:style-name="ce5">
            <text:p>Time | 16 Cores</text:p>
          </table:table-cell>
          <table:table-cell table:style-name="ce5"/>
          <table:table-cell office:value-type="string" table:style-name="ce5">
            <text:p>At 1 Core</text:p>
          </table:table-cell>
          <table:table-cell office:value-type="string" table:style-name="ce5">
            <text:p>At 2 Cores</text:p>
          </table:table-cell>
          <table:table-cell office:value-type="string" table:style-name="ce5">
            <text:p>At 4 Cores</text:p>
          </table:table-cell>
          <table:table-cell office:value-type="string" table:style-name="ce5">
            <text:p>At 8 Cores</text:p>
          </table:table-cell>
          <table:table-cell office:value-type="string" table:style-name="ce5">
            <text:p>At 16 Core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ddleSquare (Seed:123456)</text:p>
          </table:table-cell>
          <table:table-cell office:value-type="float" office:value="100000" table:style-name="ce1">
            <text:p>100000</text:p>
          </table:table-cell>
          <table:table-cell office:value-type="float" office:value="0.114067" table:style-name="ce1">
            <text:p>0.114067</text:p>
          </table:table-cell>
          <table:table-cell office:value-type="float" office:value="0.114777" table:style-name="ce1">
            <text:p>0.114777</text:p>
          </table:table-cell>
          <table:table-cell office:value-type="float" office:value="0.57396999999999998" table:style-name="ce1">
            <text:p>0.57397</text:p>
          </table:table-cell>
          <table:table-cell office:value-type="float" office:value="2.9350000000000001E-2" table:style-name="ce1">
            <text:p>0.02935</text:p>
          </table:table-cell>
          <table:table-cell office:value-type="float" office:value="1.6298E-2" table:style-name="ce1">
            <text:p>0.016298</text:p>
          </table:table-cell>
          <table:table-cell office:value-type="float" office:value="9.3259999999999992E-3" table:style-name="ce1">
            <text:p>0.009326</text:p>
          </table:table-cell>
          <table:table-cell table:style-name="ce1"/>
          <table:table-cell office:value-type="float" office:value="0.99381409167341883" table:formula="of:=[.C5]/[.D5]" table:style-name="ce1">
            <text:p>0.993814092</text:p>
          </table:table-cell>
          <table:table-cell office:value-type="float" office:value="0.19873338327787168" table:formula="of:=[.C5]/[.E5]" table:style-name="ce1">
            <text:p>0.198733383</text:p>
          </table:table-cell>
          <table:table-cell office:value-type="float" office:value="3.8864395229982964" table:formula="of:=[.C5]/[.F5]" table:style-name="ce1">
            <text:p>3.886439523</text:p>
          </table:table-cell>
          <table:table-cell office:value-type="float" office:value="6.9988342127868455" table:formula="of:=[.C5]/[.G5]" table:style-name="ce1">
            <text:p>6.998834213</text:p>
          </table:table-cell>
          <table:table-cell office:value-type="float" office:value="12.231074415612268" table:formula="of:=[.C5]/[.H5]" table:style-name="ce1">
            <text:p>12.231074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ddleSquare (Seed:123456)</text:p>
          </table:table-cell>
          <table:table-cell office:value-type="float" office:value="200000" table:style-name="ce1">
            <text:p>200000</text:p>
          </table:table-cell>
          <table:table-cell office:value-type="float" office:value="0.22820099999999999" table:style-name="ce1">
            <text:p>0.228201</text:p>
          </table:table-cell>
          <table:table-cell office:value-type="float" office:value="0.230101" table:style-name="ce1">
            <text:p>0.230101</text:p>
          </table:table-cell>
          <table:table-cell office:value-type="float" office:value="0.115552" table:style-name="ce1">
            <text:p>0.115552</text:p>
          </table:table-cell>
          <table:table-cell office:value-type="float" office:value="5.8403999999999998E-2" table:style-name="ce1">
            <text:p>0.058404</text:p>
          </table:table-cell>
          <table:table-cell office:value-type="float" office:value="3.2784000000000001E-2" table:style-name="ce1">
            <text:p>0.032784</text:p>
          </table:table-cell>
          <table:table-cell office:value-type="float" office:value="1.8343999999999999E-2" table:style-name="ce1">
            <text:p>0.018344</text:p>
          </table:table-cell>
          <table:table-cell table:style-name="ce1"/>
          <table:table-cell office:value-type="float" office:value="0.99174275644173637" table:formula="of:=[.C6]/[.D6]" table:style-name="ce1">
            <text:p>0.991742756</text:p>
          </table:table-cell>
          <table:table-cell office:value-type="float" office:value="1.9748771116034338" table:formula="of:=[.C6]/[.E6]" table:style-name="ce1">
            <text:p>1.974877112</text:p>
          </table:table-cell>
          <table:table-cell office:value-type="float" office:value="3.9072837476885143" table:formula="of:=[.C6]/[.F6]" table:style-name="ce1">
            <text:p>3.907283748</text:p>
          </table:table-cell>
          <table:table-cell office:value-type="float" office:value="6.9607430453879937" table:formula="of:=[.C6]/[.G6]" table:style-name="ce1">
            <text:p>6.960743045</text:p>
          </table:table-cell>
          <table:table-cell office:value-type="float" office:value="12.440089402529438" table:formula="of:=[.C6]/[.H6]" table:style-name="ce1">
            <text:p>12.44008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ddleSquare (Seed:123456)</text:p>
          </table:table-cell>
          <table:table-cell office:value-type="float" office:value="400000" table:style-name="ce1">
            <text:p>400000</text:p>
          </table:table-cell>
          <table:table-cell office:value-type="float" office:value="0.45734000000000002" table:style-name="ce1">
            <text:p>0.45734</text:p>
          </table:table-cell>
          <table:table-cell office:value-type="float" office:value="0.46051700000000001" table:style-name="ce1">
            <text:p>0.460517</text:p>
          </table:table-cell>
          <table:table-cell office:value-type="float" office:value="0.230881" table:style-name="ce1">
            <text:p>0.230881</text:p>
          </table:table-cell>
          <table:table-cell office:value-type="float" office:value="0.118704" table:style-name="ce1">
            <text:p>0.118704</text:p>
          </table:table-cell>
          <table:table-cell office:value-type="float" office:value="6.5422999999999995E-2" table:style-name="ce1">
            <text:p>0.065423</text:p>
          </table:table-cell>
          <table:table-cell office:value-type="float" office:value="3.6445999999999999E-2" table:style-name="ce1">
            <text:p>0.036446</text:p>
          </table:table-cell>
          <table:table-cell table:style-name="ce1"/>
          <table:table-cell office:value-type="float" office:value="0.99310123187634769" table:formula="of:=[.C7]/[.D7]" table:style-name="ce1">
            <text:p>0.993101232</text:p>
          </table:table-cell>
          <table:table-cell office:value-type="float" office:value="1.9808472763025109" table:formula="of:=[.C7]/[.E7]" table:style-name="ce1">
            <text:p>1.980847276</text:p>
          </table:table-cell>
          <table:table-cell office:value-type="float" office:value="3.8527766545356519" table:formula="of:=[.C7]/[.F7]" table:style-name="ce1">
            <text:p>3.852776655</text:p>
          </table:table-cell>
          <table:table-cell office:value-type="float" office:value="6.9905079253473561" table:formula="of:=[.C7]/[.G7]" table:style-name="ce1">
            <text:p>6.990507925</text:p>
          </table:table-cell>
          <table:table-cell office:value-type="float" office:value="12.548427811008068" table:formula="of:=[.C7]/[.H7]" table:style-name="ce1">
            <text:p>12.548427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ddleSquare (Seed:123456)</text:p>
          </table:table-cell>
          <table:table-cell office:value-type="float" office:value="800000" table:style-name="ce1">
            <text:p>800000</text:p>
          </table:table-cell>
          <table:table-cell office:value-type="float" office:value="0.91621799999999998" table:style-name="ce1">
            <text:p>0.916218</text:p>
          </table:table-cell>
          <table:table-cell office:value-type="float" office:value="0.92170200000000002" table:style-name="ce1">
            <text:p>0.921702</text:p>
          </table:table-cell>
          <table:table-cell office:value-type="float" office:value="0.46209899999999998" table:style-name="ce1">
            <text:p>0.462099</text:p>
          </table:table-cell>
          <table:table-cell office:value-type="float" office:value="0.23550699999999999" table:style-name="ce1">
            <text:p>0.235507</text:p>
          </table:table-cell>
          <table:table-cell office:value-type="float" office:value="0.130722" table:style-name="ce1">
            <text:p>0.130722</text:p>
          </table:table-cell>
          <table:table-cell office:value-type="float" office:value="7.2519E-2" table:style-name="ce1">
            <text:p>0.072519</text:p>
          </table:table-cell>
          <table:table-cell table:style-name="ce1"/>
          <table:table-cell office:value-type="float" office:value="0.99405013768007444" table:formula="of:=[.C8]/[.D8]" table:style-name="ce1">
            <text:p>0.994050138</text:p>
          </table:table-cell>
          <table:table-cell office:value-type="float" office:value="1.9827309732330085" table:formula="of:=[.C8]/[.E8]" table:style-name="ce1">
            <text:p>1.982730973</text:p>
          </table:table-cell>
          <table:table-cell office:value-type="float" office:value="3.8904066545792695" table:formula="of:=[.C8]/[.F8]" table:style-name="ce1">
            <text:p>3.890406655</text:p>
          </table:table-cell>
          <table:table-cell office:value-type="float" office:value="7.0089043925276533" table:formula="of:=[.C8]/[.G8]" table:style-name="ce1">
            <text:p>7.008904393</text:p>
          </table:table-cell>
          <table:table-cell office:value-type="float" office:value="12.634178629048938" table:formula="of:=[.C8]/[.H8]" table:style-name="ce1">
            <text:p>12.634178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ddleSquare (Seed:123456)</text:p>
          </table:table-cell>
          <table:table-cell office:value-type="float" office:value="1600000" table:style-name="ce1">
            <text:p>1600000</text:p>
          </table:table-cell>
          <table:table-cell office:value-type="float" office:value="1.8329230000000001" table:style-name="ce1">
            <text:p>1.832923</text:p>
          </table:table-cell>
          <table:table-cell office:value-type="float" office:value="1.8443020000000001" table:style-name="ce1">
            <text:p>1.844302</text:p>
          </table:table-cell>
          <table:table-cell office:value-type="float" office:value="0.92488899999999996" table:style-name="ce1">
            <text:p>0.924889</text:p>
          </table:table-cell>
          <table:table-cell office:value-type="float" office:value="0.47310600000000003" table:style-name="ce1">
            <text:p>0.473106</text:p>
          </table:table-cell>
          <table:table-cell office:value-type="float" office:value="0.260015" table:style-name="ce1">
            <text:p>0.260015</text:p>
          </table:table-cell>
          <table:table-cell office:value-type="float" office:value="0.14471100000000001" table:style-name="ce1">
            <text:p>0.144711</text:p>
          </table:table-cell>
          <table:table-cell table:style-name="ce1"/>
          <table:table-cell office:value-type="float" office:value="0.99383018616256991" table:formula="of:=[.C9]/[.D9]" table:style-name="ce1">
            <text:p>0.993830186</text:p>
          </table:table-cell>
          <table:table-cell office:value-type="float" office:value="1.9817761915213612" table:formula="of:=[.C9]/[.E9]" table:style-name="ce1">
            <text:p>1.981776192</text:p>
          </table:table-cell>
          <table:table-cell office:value-type="float" office:value="3.8742332585086641" table:formula="of:=[.C9]/[.F9]" table:style-name="ce1">
            <text:p>3.874233259</text:p>
          </table:table-cell>
          <table:table-cell office:value-type="float" office:value="7.0492971559333117" table:formula="of:=[.C9]/[.G9]" table:style-name="ce1">
            <text:p>7.049297156</text:p>
          </table:table-cell>
          <table:table-cell office:value-type="float" office:value="12.666093109715225" table:formula="of:=[.C9]/[.H9]" table:style-name="ce1">
            <text:p>12.666093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ddleSquare (Seed:123456)</text:p>
          </table:table-cell>
          <table:table-cell office:value-type="float" office:value="3200000" table:style-name="ce1">
            <text:p>3200000</text:p>
          </table:table-cell>
          <table:table-cell office:value-type="float" office:value="3.6619069999999998" table:style-name="ce1">
            <text:p>3.661907</text:p>
          </table:table-cell>
          <table:table-cell office:value-type="float" office:value="3.7022379999999999" table:style-name="ce1">
            <text:p>3.702238</text:p>
          </table:table-cell>
          <table:table-cell office:value-type="float" office:value="1.8529119999999999" table:style-name="ce1">
            <text:p>1.852912</text:p>
          </table:table-cell>
          <table:table-cell office:value-type="float" office:value="0.95623999999999998" table:style-name="ce1">
            <text:p>0.95624</text:p>
          </table:table-cell>
          <table:table-cell office:value-type="float" office:value="0.52524400000000004" table:style-name="ce1">
            <text:p>0.525244</text:p>
          </table:table-cell>
          <table:table-cell office:value-type="float" office:value="0.28951900000000003" table:style-name="ce1">
            <text:p>0.289519</text:p>
          </table:table-cell>
          <table:table-cell table:style-name="ce1"/>
          <table:table-cell office:value-type="float" office:value="0.98910631893465517" table:formula="of:=[.C10]/[.D10]" table:style-name="ce1">
            <text:p>0.989106319</text:p>
          </table:table-cell>
          <table:table-cell office:value-type="float" office:value="1.976298388698438" table:formula="of:=[.C10]/[.E10]" table:style-name="ce1">
            <text:p>1.976298389</text:p>
          </table:table-cell>
          <table:table-cell office:value-type="float" office:value="3.8294852756630133" table:formula="of:=[.C10]/[.F10]" table:style-name="ce1">
            <text:p>3.829485276</text:p>
          </table:table-cell>
          <table:table-cell office:value-type="float" office:value="6.9718207157054612" table:formula="of:=[.C10]/[.G10]" table:style-name="ce1">
            <text:p>6.971820716</text:p>
          </table:table-cell>
          <table:table-cell office:value-type="float" office:value="12.64824415668747" table:formula="of:=[.C10]/[.H10]" table:style-name="ce1">
            <text:p>12.64824416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7">
            <text:p>Time in Seconds</text:p>
          </table:table-cell>
          <table:table-cell table:number-columns-repeated="6" table:style-name="ce1"/>
          <table:table-cell office:value-type="string" table:style-name="ce7">
            <text:p>Calculating Speedup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5">
            <text:p>Algorithm (Seed:#)</text:p>
          </table:table-cell>
          <table:table-cell office:value-type="string" table:style-name="ce5">
            <text:p>Number of Values</text:p>
          </table:table-cell>
          <table:table-cell office:value-type="string" table:style-name="ce5">
            <text:p>Time | Serial</text:p>
          </table:table-cell>
          <table:table-cell office:value-type="string" table:style-name="ce5">
            <text:p>Time | 1 Core</text:p>
          </table:table-cell>
          <table:table-cell office:value-type="string" table:style-name="ce5">
            <text:p>Time | 2 Cores</text:p>
          </table:table-cell>
          <table:table-cell office:value-type="string" table:style-name="ce5">
            <text:p>Time| <text:s/>4 Cores</text:p>
          </table:table-cell>
          <table:table-cell office:value-type="string" table:style-name="ce5">
            <text:p>Time | 8 Cores</text:p>
          </table:table-cell>
          <table:table-cell office:value-type="string" table:style-name="ce5">
            <text:p>Time | 16 Cores</text:p>
          </table:table-cell>
          <table:table-cell table:style-name="ce5"/>
          <table:table-cell office:value-type="string" table:style-name="ce5">
            <text:p>At 1 Core</text:p>
          </table:table-cell>
          <table:table-cell office:value-type="string" table:style-name="ce5">
            <text:p>At 2 Cores</text:p>
          </table:table-cell>
          <table:table-cell office:value-type="string" table:style-name="ce5">
            <text:p>At 4 Cores</text:p>
          </table:table-cell>
          <table:table-cell office:value-type="string" table:style-name="ce5">
            <text:p>At 8 Cores</text:p>
          </table:table-cell>
          <table:table-cell office:value-type="string" table:style-name="ce5">
            <text:p>At 16 Core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hreeFry (Seed:21)</text:p>
          </table:table-cell>
          <table:table-cell office:value-type="float" office:value="100000" table:style-name="ce1">
            <text:p>100000</text:p>
          </table:table-cell>
          <table:table-cell office:value-type="float" office:value="1.5774E-2" table:style-name="ce1">
            <text:p>0.015774</text:p>
          </table:table-cell>
          <table:table-cell office:value-type="float" office:value="6.0020000000000004E-3" table:style-name="ce1">
            <text:p>0.006002</text:p>
          </table:table-cell>
          <table:table-cell office:value-type="float" office:value="5.4330000000000003E-3" table:style-name="ce1">
            <text:p>0.005433</text:p>
          </table:table-cell>
          <table:table-cell office:value-type="float" office:value="5.7600000000000004E-3" table:style-name="ce1">
            <text:p>0.00576</text:p>
          </table:table-cell>
          <table:table-cell office:value-type="float" office:value="1.4989999999999999E-3" table:style-name="ce1">
            <text:p>0.001499</text:p>
          </table:table-cell>
          <table:table-cell office:value-type="float" office:value="3.0100000000000001E-3" table:style-name="ce1">
            <text:p>0.00301</text:p>
          </table:table-cell>
          <table:table-cell table:style-name="ce1"/>
          <table:table-cell office:value-type="float" office:value="2.6281239586804395" table:formula="of:=[.C15]/[.D15]" table:style-name="ce1">
            <text:p>2.628123959</text:p>
          </table:table-cell>
          <table:table-cell office:value-type="float" office:value="2.9033683048039753" table:formula="of:=[.C15]/[.E15]" table:style-name="ce1">
            <text:p>2.903368305</text:p>
          </table:table-cell>
          <table:table-cell office:value-type="float" office:value="2.7385416666666664" table:formula="of:=[.C15]/[.F15]" table:style-name="ce1">
            <text:p>2.738541667</text:p>
          </table:table-cell>
          <table:table-cell office:value-type="float" office:value="10.523015343562376" table:formula="of:=[.C15]/[.G15]" table:style-name="ce1">
            <text:p>10.52301534</text:p>
          </table:table-cell>
          <table:table-cell office:value-type="float" office:value="5.2405315614617942" table:formula="of:=[.C15]/[.H15]" table:style-name="ce1">
            <text:p>5.2405315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hreeFry (Seed:21)</text:p>
          </table:table-cell>
          <table:table-cell office:value-type="float" office:value="200000" table:style-name="ce1">
            <text:p>200000</text:p>
          </table:table-cell>
          <table:table-cell office:value-type="float" office:value="3.1438000000000001E-2" table:style-name="ce1">
            <text:p>0.031438</text:p>
          </table:table-cell>
          <table:table-cell office:value-type="float" office:value="4.5669999999999999E-3" table:style-name="ce1">
            <text:p>0.004567</text:p>
          </table:table-cell>
          <table:table-cell office:value-type="float" office:value="4.5710000000000004E-3" table:style-name="ce1">
            <text:p>0.004571</text:p>
          </table:table-cell>
          <table:table-cell office:value-type="float" office:value="7.5170000000000002E-3" table:style-name="ce1">
            <text:p>0.007517</text:p>
          </table:table-cell>
          <table:table-cell office:value-type="float" office:value="5.0330000000000001E-3" table:style-name="ce1">
            <text:p>0.005033</text:p>
          </table:table-cell>
          <table:table-cell office:value-type="float" office:value="7.4180000000000001E-3" table:style-name="ce1">
            <text:p>0.007418</text:p>
          </table:table-cell>
          <table:table-cell table:style-name="ce1"/>
          <table:table-cell office:value-type="float" office:value="6.8837311145171887" table:formula="of:=[.C16]/[.D16]" table:style-name="ce1">
            <text:p>6.883731115</text:p>
          </table:table-cell>
          <table:table-cell office:value-type="float" office:value="6.8777072850579737" table:formula="of:=[.C16]/[.E16]" table:style-name="ce1">
            <text:p>6.877707285</text:p>
          </table:table-cell>
          <table:table-cell office:value-type="float" office:value="4.1822535586005056" table:formula="of:=[.C16]/[.F16]" table:style-name="ce1">
            <text:p>4.182253559</text:p>
          </table:table-cell>
          <table:table-cell office:value-type="float" office:value="6.2463739320484803" table:formula="of:=[.C16]/[.G16]" table:style-name="ce1">
            <text:p>6.246373932</text:p>
          </table:table-cell>
          <table:table-cell office:value-type="float" office:value="4.2380695605284444" table:formula="of:=[.C16]/[.H16]" table:style-name="ce1">
            <text:p>4.2380695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hreeFry (Seed:21)</text:p>
          </table:table-cell>
          <table:table-cell office:value-type="float" office:value="400000" table:style-name="ce1">
            <text:p>400000</text:p>
          </table:table-cell>
          <table:table-cell office:value-type="float" office:value="6.1536E-2" table:style-name="ce1">
            <text:p>0.061536</text:p>
          </table:table-cell>
          <table:table-cell office:value-type="float" office:value="9.2399999999999999E-3" table:style-name="ce1">
            <text:p>0.00924</text:p>
          </table:table-cell>
          <table:table-cell office:value-type="float" office:value="6.5120000000000004E-3" table:style-name="ce1">
            <text:p>0.006512</text:p>
          </table:table-cell>
          <table:table-cell office:value-type="float" office:value="1.0222E-2" table:style-name="ce1">
            <text:p>0.010222</text:p>
          </table:table-cell>
          <table:table-cell office:value-type="float" office:value="4.9890000000000004E-3" table:style-name="ce1">
            <text:p>0.004989</text:p>
          </table:table-cell>
          <table:table-cell office:value-type="float" office:value="5.0559999999999997E-3" table:style-name="ce1">
            <text:p>0.005056</text:p>
          </table:table-cell>
          <table:table-cell table:style-name="ce1"/>
          <table:table-cell office:value-type="float" office:value="6.6597402597402597" table:formula="of:=[.C17]/[.D17]" table:style-name="ce1">
            <text:p>6.65974026</text:p>
          </table:table-cell>
          <table:table-cell office:value-type="float" office:value="9.4496314496314486" table:formula="of:=[.C17]/[.E17]" table:style-name="ce1">
            <text:p>9.44963145</text:p>
          </table:table-cell>
          <table:table-cell office:value-type="float" office:value="6.0199569555859913" table:formula="of:=[.C17]/[.F17]" table:style-name="ce1">
            <text:p>6.019956956</text:p>
          </table:table-cell>
          <table:table-cell office:value-type="float" office:value="12.334335538184003" table:formula="of:=[.C17]/[.G17]" table:style-name="ce1">
            <text:p>12.33433554</text:p>
          </table:table-cell>
          <table:table-cell office:value-type="float" office:value="12.170886075949367" table:formula="of:=[.C17]/[.H17]" table:style-name="ce1">
            <text:p>12.170886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hreeFry (Seed:21)</text:p>
          </table:table-cell>
          <table:table-cell office:value-type="float" office:value="800000" table:style-name="ce1">
            <text:p>800000</text:p>
          </table:table-cell>
          <table:table-cell office:value-type="float" office:value="0.122798" table:style-name="ce1">
            <text:p>0.122798</text:p>
          </table:table-cell>
          <table:table-cell office:value-type="float" office:value="8.9990000000000001E-3" table:style-name="ce1">
            <text:p>0.008999</text:p>
          </table:table-cell>
          <table:table-cell office:value-type="float" office:value="1.0470999999999999E-2" table:style-name="ce1">
            <text:p>0.010471</text:p>
          </table:table-cell>
          <table:table-cell office:value-type="float" office:value="1.0474000000000001E-2" table:style-name="ce1">
            <text:p>0.010474</text:p>
          </table:table-cell>
          <table:table-cell office:value-type="float" office:value="1.0399E-2" table:style-name="ce1">
            <text:p>0.010399</text:p>
          </table:table-cell>
          <table:table-cell office:value-type="float" office:value="2.0396000000000001E-2" table:style-name="ce1">
            <text:p>0.020396</text:p>
          </table:table-cell>
          <table:table-cell table:style-name="ce1"/>
          <table:table-cell office:value-type="float" office:value="13.645738415379487" table:formula="of:=[.C18]/[.D18]" table:style-name="ce1">
            <text:p>13.64573842</text:p>
          </table:table-cell>
          <table:table-cell office:value-type="float" office:value="11.727437685034859" table:formula="of:=[.C18]/[.E18]" table:style-name="ce1">
            <text:p>11.72743769</text:p>
          </table:table-cell>
          <table:table-cell office:value-type="float" office:value="11.724078670994844" table:formula="of:=[.C18]/[.F18]" table:style-name="ce1">
            <text:p>11.72407867</text:p>
          </table:table-cell>
          <table:table-cell office:value-type="float" office:value="11.808635445715934" table:formula="of:=[.C18]/[.G18]" table:style-name="ce1">
            <text:p>11.80863545</text:p>
          </table:table-cell>
          <table:table-cell office:value-type="float" office:value="6.0206903314375371" table:formula="of:=[.C18]/[.H18]" table:style-name="ce1">
            <text:p>6.0206903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hreeFry (Seed:21)</text:p>
          </table:table-cell>
          <table:table-cell office:value-type="float" office:value="1600000" table:style-name="ce1">
            <text:p>1600000</text:p>
          </table:table-cell>
          <table:table-cell office:value-type="float" office:value="0.24742500000000001" table:style-name="ce1">
            <text:p>0.247425</text:p>
          </table:table-cell>
          <table:table-cell office:value-type="float" office:value="1.8498000000000001E-2" table:style-name="ce1">
            <text:p>0.018498</text:p>
          </table:table-cell>
          <table:table-cell office:value-type="float" office:value="1.8602E-2" table:style-name="ce1">
            <text:p>0.018602</text:p>
          </table:table-cell>
          <table:table-cell office:value-type="float" office:value="2.2238000000000001E-2" table:style-name="ce1">
            <text:p>0.022238</text:p>
          </table:table-cell>
          <table:table-cell office:value-type="float" office:value="2.3691E-2" table:style-name="ce1">
            <text:p>0.023691</text:p>
          </table:table-cell>
          <table:table-cell office:value-type="float" office:value="1.8602E-2" table:style-name="ce1">
            <text:p>0.018602</text:p>
          </table:table-cell>
          <table:table-cell table:style-name="ce1"/>
          <table:table-cell office:value-type="float" office:value="13.375770353551735" table:formula="of:=[.C19]/[.D19]" table:style-name="ce1">
            <text:p>13.37577035</text:p>
          </table:table-cell>
          <table:table-cell office:value-type="float" office:value="13.300989140952586" table:formula="of:=[.C19]/[.E19]" table:style-name="ce1">
            <text:p>13.30098914</text:p>
          </table:table-cell>
          <table:table-cell office:value-type="float" office:value="11.126225379980214" table:formula="of:=[.C19]/[.F19]" table:style-name="ce1">
            <text:p>11.12622538</text:p>
          </table:table-cell>
          <table:table-cell office:value-type="float" office:value="10.443839432695961" table:formula="of:=[.C19]/[.G19]" table:style-name="ce1">
            <text:p>10.44383943</text:p>
          </table:table-cell>
          <table:table-cell office:value-type="float" office:value="13.300989140952586" table:formula="of:=[.C19]/[.H19]" table:style-name="ce1">
            <text:p>13.300989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hreeFry (Seed:21)</text:p>
          </table:table-cell>
          <table:table-cell office:value-type="float" office:value="3200000" table:style-name="ce1">
            <text:p>3200000</text:p>
          </table:table-cell>
          <table:table-cell office:value-type="float" office:value="0.50977600000000001" table:style-name="ce1">
            <text:p>0.509776</text:p>
          </table:table-cell>
          <table:table-cell office:value-type="float" office:value="3.1647000000000002E-2" table:style-name="ce1">
            <text:p>0.031647</text:p>
          </table:table-cell>
          <table:table-cell office:value-type="float" office:value="3.1802999999999998E-2" table:style-name="ce1">
            <text:p>0.031803</text:p>
          </table:table-cell>
          <table:table-cell office:value-type="float" office:value="3.1827000000000001E-2" table:style-name="ce1">
            <text:p>0.031827</text:p>
          </table:table-cell>
          <table:table-cell office:value-type="float" office:value="3.1800000000000002E-2" table:style-name="ce1">
            <text:p>0.0318</text:p>
          </table:table-cell>
          <table:table-cell office:value-type="float" office:value="3.3224999999999998E-2" table:style-name="ce1">
            <text:p>0.033225</text:p>
          </table:table-cell>
          <table:table-cell table:style-name="ce1"/>
          <table:table-cell office:value-type="float" office:value="16.108193509653365" table:formula="of:=[.C20]/[.D20]" table:style-name="ce1">
            <text:p>16.10819351</text:p>
          </table:table-cell>
          <table:table-cell office:value-type="float" office:value="16.029179637141151" table:formula="of:=[.C20]/[.E20]" table:style-name="ce1">
            <text:p>16.02917964</text:p>
          </table:table-cell>
          <table:table-cell office:value-type="float" office:value="16.017092405818957" table:formula="of:=[.C20]/[.F20]" table:style-name="ce1">
            <text:p>16.01709241</text:p>
          </table:table-cell>
          <table:table-cell office:value-type="float" office:value="16.030691823899371" table:formula="of:=[.C20]/[.G20]" table:style-name="ce1">
            <text:p>16.03069182</text:p>
          </table:table-cell>
          <table:table-cell office:value-type="float" office:value="15.343145221971408" table:formula="of:=[.C20]/[.H20]" table:style-name="ce1">
            <text:p>15.34314522</text:p>
          </table:table-cell>
          <table:table-cell table:number-columns-repeated="1637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Chris Williams</dc:creator>
    <meta:creation-date>2019-04-24T16:17:55Z</meta:creation-date>
    <dc:date>2019-04-26T18:59:45Z</dc:date>
    <meta:editing-cycles>20</meta:editing-cycles>
    <meta:editing-duration>PT6309S</meta:editing-duration>
  </office:meta>
</office:document-meta>
</file>